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ia" svg:font-family="Cambria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1mm"/>
    </style:style>
    <style:style style:name="co2" style:family="table-column">
      <style:table-column-properties fo:break-before="auto" style:column-width="56.36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56.83mm"/>
    </style:style>
    <style:style style:name="co5" style:family="table-column">
      <style:table-column-properties fo:break-before="auto" style:column-width="32.33mm"/>
    </style:style>
    <style:style style:name="co6" style:family="table-column">
      <style:table-column-properties fo:break-before="auto" style:column-width="31.12mm"/>
    </style:style>
    <style:style style:name="co7" style:family="table-column">
      <style:table-column-properties fo:break-before="auto" style:column-width="24.7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5.77mm" fo:break-before="auto" style:use-optimal-row-height="false"/>
    </style:style>
    <style:style style:name="ro4" style:family="table-row">
      <style:table-row-properties style:row-height="51.33mm" fo:break-before="auto" style:use-optimal-row-height="false"/>
    </style:style>
    <style:style style:name="ro5" style:family="table-row">
      <style:table-row-properties style:row-height="6.61mm" fo:break-before="auto" style:use-optimal-row-height="false"/>
    </style:style>
    <style:style style:name="ro6" style:family="table-row">
      <style:table-row-properties style:row-height="46.3mm" fo:break-before="auto" style:use-optimal-row-height="false"/>
    </style:style>
    <style:style style:name="ro7" style:family="table-row">
      <style:table-row-properties style:row-height="47.89mm" fo:break-before="auto" style:use-optimal-row-height="false"/>
    </style:style>
    <style:style style:name="ro8" style:family="table-row">
      <style:table-row-properties style:row-height="7.14mm" fo:break-before="auto" style:use-optimal-row-height="false"/>
    </style:style>
    <style:style style:name="ro9" style:family="table-row">
      <style:table-row-properties style:row-height="42.86mm" fo:break-before="auto" style:use-optimal-row-height="false"/>
    </style:style>
    <style:style style:name="ro10" style:family="table-row">
      <style:table-row-properties style:row-height="35.72mm" fo:break-before="auto" style:use-optimal-row-height="false"/>
    </style:style>
    <style:style style:name="ro11" style:family="table-row">
      <style:table-row-properties style:row-height="50.8mm" fo:break-before="auto" style:use-optimal-row-height="false"/>
    </style:style>
    <style:style style:name="ro12" style:family="table-row">
      <style:table-row-properties style:row-height="37.84mm" fo:break-before="auto" style:use-optimal-row-height="false"/>
    </style:style>
    <style:style style:name="ro13" style:family="table-row">
      <style:table-row-properties style:row-height="8.73mm" fo:break-before="auto" style:use-optimal-row-height="false"/>
    </style:style>
    <style:style style:name="ro14" style:family="table-row">
      <style:table-row-properties style:row-height="46.83mm" fo:break-before="auto" style:use-optimal-row-height="false"/>
    </style:style>
    <style:style style:name="ro15" style:family="table-row">
      <style:table-row-properties style:row-height="46.04mm" fo:break-before="auto" style:use-optimal-row-height="false"/>
    </style:style>
    <style:style style:name="ro16" style:family="table-row">
      <style:table-row-properties style:row-height="45.51mm" fo:break-before="auto" style:use-optimal-row-height="false"/>
    </style:style>
    <style:style style:name="ro17" style:family="table-row">
      <style:table-row-properties style:row-height="45.24mm" fo:break-before="auto" style:use-optimal-row-height="false"/>
    </style:style>
    <style:style style:name="ro18" style:family="table-row">
      <style:table-row-properties style:row-height="44.45mm" fo:break-before="auto" style:use-optimal-row-height="false"/>
    </style:style>
    <style:style style:name="ro19" style:family="table-row">
      <style:table-row-properties style:row-height="48.42mm" fo:break-before="auto" style:use-optimal-row-height="false"/>
    </style:style>
    <style:style style:name="ro20" style:family="table-row">
      <style:table-row-properties style:row-height="41.28mm" fo:break-before="auto" style:use-optimal-row-height="false"/>
    </style:style>
    <style:style style:name="ro21" style:family="table-row">
      <style:table-row-properties style:row-height="40.22mm" fo:break-before="auto" style:use-optimal-row-height="false"/>
    </style:style>
    <style:style style:name="ro22" style:family="table-row">
      <style:table-row-properties style:row-height="44.71mm" fo:break-before="auto" style:use-optimal-row-height="false"/>
    </style:style>
    <style:style style:name="ro23" style:family="table-row">
      <style:table-row-properties style:row-height="41.8mm" fo:break-before="auto" style:use-optimal-row-height="false"/>
    </style:style>
    <style:style style:name="ro24" style:family="table-row">
      <style:table-row-properties style:row-height="34.66mm" fo:break-before="auto" style:use-optimal-row-height="false"/>
    </style:style>
    <style:style style:name="ro25" style:family="table-row">
      <style:table-row-properties style:row-height="47.1mm" fo:break-before="auto" style:use-optimal-row-height="false"/>
    </style:style>
    <style:style style:name="ro26" style:family="table-row">
      <style:table-row-properties style:row-height="39.95mm" fo:break-before="auto" style:use-optimal-row-height="false"/>
    </style:style>
    <style:style style:name="ro27" style:family="table-row">
      <style:table-row-properties style:row-height="44.98mm" fo:break-before="auto" style:use-optimal-row-height="false"/>
    </style:style>
    <style:style style:name="ro28" style:family="table-row">
      <style:table-row-properties style:row-height="35.45mm" fo:break-before="auto" style:use-optimal-row-height="false"/>
    </style:style>
    <style:style style:name="ro29" style:family="table-row">
      <style:table-row-properties style:row-height="41.54mm" fo:break-before="auto" style:use-optimal-row-height="false"/>
    </style:style>
    <style:style style:name="ro30" style:family="table-row">
      <style:table-row-properties style:row-height="40.75mm" fo:break-before="auto" style:use-optimal-row-height="false"/>
    </style:style>
    <style:style style:name="ro31" style:family="table-row">
      <style:table-row-properties style:row-height="42.07mm" fo:break-before="auto" style:use-optimal-row-height="false"/>
    </style:style>
    <style:style style:name="ro32" style:family="table-row">
      <style:table-row-properties style:row-height="38.36mm" fo:break-before="auto" style:use-optimal-row-height="false"/>
    </style:style>
    <style:style style:name="ro33" style:family="table-row">
      <style:table-row-properties style:row-height="39.42mm" fo:break-before="auto" style:use-optimal-row-height="false"/>
    </style:style>
    <style:style style:name="ro34" style:family="table-row">
      <style:table-row-properties style:row-height="30.43mm" fo:break-before="auto" style:use-optimal-row-height="false"/>
    </style:style>
    <style:style style:name="ro35" style:family="table-row">
      <style:table-row-properties style:row-height="34.93mm" fo:break-before="auto" style:use-optimal-row-height="false"/>
    </style:style>
    <style:style style:name="ro36" style:family="table-row">
      <style:table-row-properties style:row-height="53.18mm" fo:break-before="auto" style:use-optimal-row-height="false"/>
    </style:style>
    <style:style style:name="ro37" style:family="table-row">
      <style:table-row-properties style:row-height="50.27mm" fo:break-before="auto" style:use-optimal-row-height="false"/>
    </style:style>
    <style:style style:name="ro38" style:family="table-row">
      <style:table-row-properties style:row-height="42.33mm" fo:break-before="auto" style:use-optimal-row-height="false"/>
    </style:style>
    <style:style style:name="ro39" style:family="table-row">
      <style:table-row-properties style:row-height="36.25mm" fo:break-before="auto" style:use-optimal-row-height="false"/>
    </style:style>
    <style:style style:name="ro40" style:family="table-row">
      <style:table-row-properties style:row-height="41.01mm" fo:break-before="auto" style:use-optimal-row-height="false"/>
    </style:style>
    <style:style style:name="ro41" style:family="table-row">
      <style:table-row-properties style:row-height="28.31mm" fo:break-before="auto" style:use-optimal-row-height="false"/>
    </style:style>
    <style:style style:name="ro42" style:family="table-row">
      <style:table-row-properties style:row-height="43.66mm" fo:break-before="auto" style:use-optimal-row-height="false"/>
    </style:style>
    <style:style style:name="ro4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2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Default">
      <style:table-cell-properties fo:background-color="#6d9ee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Default">
      <style:table-cell-properties fo:background-color="#b7e1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Default">
      <style:table-cell-properties fo:background-color="#ea4335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1155cc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155cc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c78d8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c78d8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0.74pt solid #000000" style:rotation-align="none"/>
      <style:text-properties fo:color="#3c78d8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c78d8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ítulo do caso de teste</text:p>
          </table:table-cell>
          <table:table-cell table:style-name="ce1" office:value-type="string" calcext:value-type="string">
            <text:p>Etapas do teste</text:p>
          </table:table-cell>
          <table:table-cell table:style-name="ce1" office:value-type="string" calcext:value-type="string">
            <text:p>Dados do teste (corpo da solicitação)</text:p>
          </table:table-cell>
          <table:table-cell table:style-name="ce1" office:value-type="string" calcext:value-type="string">
            <text:p>Resultado esperado</text:p>
          </table:table-cell>
          <table:table-cell table:style-name="ce1" office:value-type="string" calcext:value-type="string">
            <text:p>Resultado real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Link para o relatório de bug</text:p>
          </table:table-cell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8" table:number-rows-spanned="1">
            <text:p><text:span text:style-name="T1">Requisito 1: </text:span><text:span text:style-name="T2">/api/v1/kits/:id/products</text:span></text:p>
          </table:table-cell>
          <table:covered-table-cell table:number-columns-repeated="6" table:style-name="ce10"/>
          <table:covered-table-cell table:style-name="ce18"/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Adicionar produtos existentes a um kit</text:p>
          </table:table-cell>
          <table:table-cell table:style-name="ce11" office:value-type="string" calcext:value-type="string">
            <text:p>1. Envie uma solicitação POST para /api/v1/kits/:id/products com um ID de kit existente na URL e um ID de produto no corpo da solicitação com a quantidade.</text:p>
          </table:table-cell>
          <table:table-cell table:style-name="ce11" office:value-type="string" calcext:value-type="string">
            <text:p>Path params: id=7</text:p>
            <text:p>{</text:p>
            <text:p> "productsList": [</text:p>
            <text:p> {</text:p>
            <text:p> "id": 1,</text:p>
            <text:p> "quantity":</text:p>
            <text:p> 1</text:p>
            <text:p> }</text:p>
            <text:p> ]</text:p>
            <text:p> }</text:p>
          </table:table-cell>
          <table:table-cell table:number-columns-repeated="2" table:style-name="ce11" office:value-type="string" calcext:value-type="string">
            <text:p>200 OK </text:p>
          </table:table-cell>
          <table:table-cell table:style-name="ce16" office:value-type="string" calcext:value-type="string">
            <text:p>APROVADO</text:p>
          </table:table-cell>
          <table:table-cell table:style-name="ce11"/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nviar requisição POST enviando sem o body</text:p>
          </table:table-cell>
          <table:table-cell table:style-name="ce11" office:value-type="string" calcext:value-type="string">
            <text:p>1. Envie uma solicitação POST para /api/v1/kits/:id/products com um ID existente na URL sem corpo da solicitação </text:p>
          </table:table-cell>
          <table:table-cell table:style-name="ce11" office:value-type="string" calcext:value-type="string">
            <text:p>Path params: id= 7</text:p>
            <text:p/>
          </table:table-cell>
          <table:table-cell table:style-name="ce4" office:value-type="string" calcext:value-type="string">
            <text:p>400 bad request</text:p>
          </table:table-cell>
          <table:table-cell table:style-name="ce4" office:value-type="string" calcext:value-type="string">
            <text:p>500 internal sever error</text:p>
          </table:table-cell>
          <table:table-cell table:style-name="ce17" office:value-type="string" calcext:value-type="string">
            <text:p>REPROVADO</text:p>
          </table:table-cell>
          <table:table-cell table:style-name="ce19" office:value-type="string" calcext:value-type="string">
            <text:p><text:a xlink:href="https://agiovanacosta98-1714968545028.atlassian.net/browse/SPRN-27?atlOrigin=eyJpIjoiZGRlNjcwNWZhYzg3NDM5Nzk3OWUzNWY1NDdmMjQ3YWUiLCJwIjoiaiJ9" xlink:type="simple">https://agiovanacosta98-1714968545028.atlassian.net/browse/SPRN-27?atlOrigin=eyJpIjoiZGRlNjcwNWZhYzg3NDM5Nzk3OWUzNWY1NDdmMjQ3YWUiLCJwIjoiaiJ9</text:a></text:p>
          </table:table-cell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nviar requisição POST enviando o Body com o productlist vazio</text:p>
          </table:table-cell>
          <table:table-cell table:style-name="ce11" office:value-type="string" calcext:value-type="string">
            <text:p>1. Envie uma solicitação POST para /api/v1/kits/:id/productss com um ID existente na URL com somente o produclist no corpo da solicitação </text:p>
          </table:table-cell>
          <table:table-cell table:style-name="ce11" office:value-type="string" calcext:value-type="string">
            <text:p>Path params: id= 7</text:p>
            <text:p>{</text:p>
            <text:p> "productsList": [] </text:p>
            <text:p> }</text:p>
          </table:table-cell>
          <table:table-cell table:style-name="ce4" office:value-type="string" calcext:value-type="string">
            <text:p>400 bad request</text:p>
          </table:table-cell>
          <table:table-cell table:style-name="ce4" office:value-type="string" calcext:value-type="string">
            <text:p>500 internal sever error</text:p>
          </table:table-cell>
          <table:table-cell table:style-name="ce17" office:value-type="string" calcext:value-type="string">
            <text:p>REPROVADO</text:p>
          </table:table-cell>
          <table:table-cell table:style-name="ce19" office:value-type="string" calcext:value-type="string">
            <text:p><text:a xlink:href="https://agiovanacosta98-1714968545028.atlassian.net/browse/SPRN-28?atlOrigin=eyJpIjoiZTk0NmJmZGUyNmRhNDk5Y2EwN2I2NDAzOTU3MTYzYjIiLCJwIjoiaiJ9" xlink:type="simple">https://agiovanacosta98-1714968545028.atlassian.net/browse/SPRN-28?atlOrigin=eyJpIjoiZTk0NmJmZGUyNmRhNDk5Y2EwN2I2NDAzOTU3MTYzYjIiLCJwIjoiaiJ9</text:a></text:p>
          </table:table-cell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adicionar mais de 30 produtos no kit</text:p>
          </table:table-cell>
          <table:table-cell table:style-name="ce11" office:value-type="string" calcext:value-type="string">
            <text:p>1. Envie uma solicitação POST para /api/v1/kits/:id/products com um ID de kit existente na URL e 31 IDs de produto no corpo da solicitação com a quantidade.</text:p>
          </table:table-cell>
          <table:table-cell table:style-name="ce11" office:value-type="string" calcext:value-type="string">
            <text:p>Path params: id= 7</text:p>
            <text:p/>
            <text:p>{</text:p>
            <text:p>  "productsList": [</text:p>
            <text:p>    {</text:p>
            <text:p>      "id": 1,</text:p>
            <text:p>      "quantity": 1</text:p>
            <text:p>    } ,</text:p>
            <text:p>    {</text:p>
            <text:p>      "id": 2,</text:p>
            <text:p>      "quantity": 1</text:p>
            <text:p>    },</text:p>
            <text:p>    {</text:p>
            <text:p>      "id": 3,</text:p>
            <text:p>      "quantity": 1</text:p>
            <text:p>    },</text:p>
            <text:p>    {</text:p>
            <text:p>      "id": 4,</text:p>
            <text:p>      "quantity": 1</text:p>
            <text:p>    },</text:p>
            <text:p>    {</text:p>
            <text:p>      "id": 5,</text:p>
            <text:p>      "quantity": 1</text:p>
            <text:p>    },</text:p>
            <text:p>    {</text:p>
            <text:p>      "id": 6,</text:p>
            <text:p>      "quantity": 1</text:p>
            <text:p>    },</text:p>
            <text:p>    {</text:p>
            <text:p>      "id": 7,</text:p>
            <text:p>      "quantity": 1</text:p>
            <text:p>    },</text:p>
            <text:p>    {</text:p>
            <text:p>      "id": 8,</text:p>
            <text:p>      "quantity": 1</text:p>
            <text:p>    },</text:p>
            <text:p>    {</text:p>
            <text:p>      "id": 9,</text:p>
            <text:p>      "quantity": 1</text:p>
            <text:p>    },</text:p>
            <text:p>    {</text:p>
            <text:p>      "id": 10,</text:p>
            <text:p>      "quantity": 1</text:p>
            <text:p>    },</text:p>
            <text:p>    {</text:p>
            <text:p>      "id": 11,</text:p>
            <text:p>      "quantity": 1</text:p>
            <text:p>    },</text:p>
            <text:p>    {</text:p>
            <text:p>      "id": 12,</text:p>
            <text:p>      "quantity": 1</text:p>
            <text:p>    },</text:p>
            <text:p>    {</text:p>
            <text:p>      "id": 13,</text:p>
            <text:p>      "quantity": 1</text:p>
            <text:p>    },</text:p>
            <text:p>    {</text:p>
            <text:p>      "id": 14,</text:p>
            <text:p>      "quantity": 1</text:p>
            <text:p>    },</text:p>
            <text:p>    {</text:p>
            <text:p>      "id": 15,</text:p>
            <text:p>      "quantity": 1</text:p>
            <text:p>    },</text:p>
            <text:p>    {</text:p>
            <text:p>      "id": 16,</text:p>
            <text:p>      "quantity": 1</text:p>
            <text:p>    },</text:p>
            <text:p>    {</text:p>
            <text:p>      "id": 17,</text:p>
            <text:p>      "quantity": 1</text:p>
            <text:p>    },</text:p>
            <text:p>    {</text:p>
            <text:p>      "id": 18,</text:p>
            <text:p>      "quantity": 1</text:p>
            <text:p>    },</text:p>
            <text:p>    {</text:p>
            <text:p>      "id": 19,</text:p>
            <text:p>      "quantity": 1</text:p>
            <text:p>    },</text:p>
            <text:p>    {</text:p>
            <text:p>      "id": 20,</text:p>
            <text:p>      "quantity": 1</text:p>
            <text:p>    },</text:p>
            <text:p>    {</text:p>
            <text:p>      "id": 21,</text:p>
            <text:p>      "quantity": 1</text:p>
            <text:p>    },</text:p>
            <text:p>    {</text:p>
            <text:p>      "id": 22,</text:p>
            <text:p>      "quantity": 1</text:p>
            <text:p>    },</text:p>
            <text:p>    {</text:p>
            <text:p>      "id": 23,</text:p>
            <text:p>      "quantity": 1</text:p>
            <text:p>    },</text:p>
            <text:p>    {</text:p>
            <text:p>      "id": 24,</text:p>
            <text:p>      "quantity": 1</text:p>
            <text:p>    },</text:p>
            <text:p>    {</text:p>
            <text:p>      "id": 25,</text:p>
            <text:p>      "quantity": 1</text:p>
            <text:p>    },</text:p>
            <text:p>    {</text:p>
            <text:p>      "id": 26,</text:p>
            <text:p>      "quantity": 1</text:p>
            <text:p>    },{</text:p>
            <text:p>      "id": 27,</text:p>
            <text:p>      "quantity": 1</text:p>
            <text:p>    },</text:p>
            <text:p>    {</text:p>
            <text:p>      "id": 28,</text:p>
            <text:p>      "quantity": 1</text:p>
            <text:p>    },</text:p>
            <text:p>    {</text:p>
            <text:p>      "id": 29,</text:p>
            <text:p>      "quantity": 1</text:p>
            <text:p>    },{</text:p>
            <text:p>      "id": 30,</text:p>
            <text:p>      "quantity": 1</text:p>
            <text:p>    },</text:p>
            <text:p>    {</text:p>
            <text:p>      "id": 31,</text:p>
            <text:p>      "quantity": 1</text:p>
            <text:p>    }</text:p>
            <text:p>  ]</text:p>
            <text:p>}</text:p>
          </table:table-cell>
          <table:table-cell table:number-columns-repeated="2" table:style-name="ce4" office:value-type="string" calcext:value-type="string">
            <text:p>400 bad request</text:p>
          </table:table-cell>
          <table:table-cell table:style-name="ce16" office:value-type="string" calcext:value-type="string">
            <text:p>APROVADO</text:p>
          </table:table-cell>
          <table:table-cell table:style-name="ce11"/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tualizar quantidade de itens no kit</text:p>
          </table:table-cell>
          <table:table-cell table:style-name="ce11" office:value-type="string" calcext:value-type="string">
            <text:p>1. Envie uma solicitação POST para /api/v1/kits/:id/products com um ID de kit existente na URL com um ID de produto no corpo da solicitação e uma quantidade</text:p>
          </table:table-cell>
          <table:table-cell table:style-name="ce11" office:value-type="string" calcext:value-type="string">
            <text:p>Path params: id=7</text:p>
            <text:p>Quantidade anterior = 1</text:p>
            <text:p>{</text:p>
            <text:p> "productsList": [</text:p>
            <text:p> {</text:p>
            <text:p> "id": 2</text:p>
            <text:p> "quantity":</text:p>
            <text:p> 1</text:p>
            <text:p> }</text:p>
            <text:p> ]</text:p>
            <text:p> }</text:p>
          </table:table-cell>
          <table:table-cell table:style-name="ce11" office:value-type="string" calcext:value-type="string">
            <text:p>200 OK </text:p>
            <text:p>Quantidade alterada para 3</text:p>
          </table:table-cell>
          <table:table-cell table:style-name="ce11" office:value-type="string" calcext:value-type="string">
            <text:p>200 OK </text:p>
          </table:table-cell>
          <table:table-cell table:style-name="ce16" office:value-type="string" calcext:value-type="string">
            <text:p>APROVADO</text:p>
          </table:table-cell>
          <table:table-cell table:style-name="ce11"/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5">
          <table:table-cell table:style-name="ce2" office:value-type="string" calcext:value-type="string" table:number-columns-spanned="8" table:number-rows-spanned="1">
            <text:p><text:span text:style-name="T1">Requisito 1: </text:span><text:span text:style-name="T2">/api/v1/kits/:id/products - Validar id da URL</text:span></text:p>
          </table:table-cell>
          <table:covered-table-cell table:number-columns-repeated="6" table:style-name="ce10"/>
          <table:covered-table-cell table:style-name="ce18"/>
          <table:table-cell table:style-name="ce8" table:number-columns-repeated="17"/>
          <table:table-cell table:style-name="ce29"/>
          <table:table-cell table:number-columns-repeated="998"/>
        </table:table-row>
        <table:table-row table:style-name="ro6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enviar requisição POST enviando id da URL inexistente</text:p>
          </table:table-cell>
          <table:table-cell table:style-name="ce11" office:value-type="string" calcext:value-type="string">
            <text:p>1. Envie uma solicitação POST para /api/v1/kits/:id/products com um ID de kit inexistente na URL com um ID de produto no corpo da solicitação e uma quantidade</text:p>
          </table:table-cell>
          <table:table-cell table:style-name="ce11" office:value-type="string" calcext:value-type="string">
            <text:p>Path params: id=786</text:p>
            <text:p>{</text:p>
            <text:p> "productsList": [</text:p>
            <text:p> {</text:p>
            <text:p> "id": 2</text:p>
            <text:p> "quantity":</text:p>
            <text:p> 1</text:p>
            <text:p> }</text:p>
            <text:p> ]</text:p>
            <text:p> }</text:p>
          </table:table-cell>
          <table:table-cell table:number-columns-repeated="2" table:style-name="ce4" office:value-type="string" calcext:value-type="string">
            <text:p>404 not found</text:p>
          </table:table-cell>
          <table:table-cell table:style-name="ce16" office:value-type="string" calcext:value-type="string">
            <text:p>APROVADO</text:p>
          </table:table-cell>
          <table:table-cell table:style-name="ce5"/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enviar requisição POST enviando id da URL com caracteres especial</text:p>
          </table:table-cell>
          <table:table-cell table:style-name="ce11" office:value-type="string" calcext:value-type="string">
            <text:p>1. Envie uma solicitação POST para /api/v1/kits/:id/products com um ID de kit com caracteres especial na URL, com um ID de produto no corpo da solicitação e uma quantidade</text:p>
          </table:table-cell>
          <table:table-cell table:style-name="ce11" office:value-type="string" calcext:value-type="string">
            <text:p>Path params: id= @@</text:p>
            <text:p>{</text:p>
            <text:p> "productsList": [</text:p>
            <text:p> {</text:p>
            <text:p> "id": 2</text:p>
            <text:p> "quantity":</text:p>
            <text:p> 1</text:p>
            <text:p> }</text:p>
            <text:p> ]</text:p>
            <text:p> }</text:p>
          </table:table-cell>
          <table:table-cell table:style-name="ce4" office:value-type="string" calcext:value-type="string">
            <text:p>400 bad request</text:p>
          </table:table-cell>
          <table:table-cell table:style-name="ce4" office:value-type="string" calcext:value-type="string">
            <text:p>500 internal sever error</text:p>
          </table:table-cell>
          <table:table-cell table:style-name="ce17" office:value-type="string" calcext:value-type="string">
            <text:p>REPROVADO</text:p>
          </table:table-cell>
          <table:table-cell table:style-name="ce20" office:value-type="string" calcext:value-type="string">
            <text:p><text:a xlink:href="https://agiovanacosta98-1714968545028.atlassian.net/browse/SPRN-29?atlOrigin=eyJpIjoiNzk5NTZlNWQzYzEyNGExOGEwNTFmMmQ2YzU1NjI4NDIiLCJwIjoiaiJ9" xlink:type="simple">https://agiovanacosta98-1714968545028.atlassian.net/browse/SPRN-29?atlOrigin=eyJpIjoiNzk5NTZlNWQzYzEyNGExOGEwNTFmMmQ2YzU1NjI4NDIiLCJwIjoiaiJ9</text:a></text:p>
          </table:table-cell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enviar requisição POST enviando id da URL com letras</text:p>
          </table:table-cell>
          <table:table-cell table:style-name="ce11" office:value-type="string" calcext:value-type="string">
            <text:p>1. Envie uma solicitação POST para /api/v1/kits/:id/products com um ID de kit com letras na URL, com um ID de produto no corpo da solicitação e uma quantidade</text:p>
          </table:table-cell>
          <table:table-cell table:style-name="ce11" office:value-type="string" calcext:value-type="string">
            <text:p>Path params: id=cenoura</text:p>
            <text:p>{</text:p>
            <text:p> "productsList": [</text:p>
            <text:p> {</text:p>
            <text:p> "id": 2</text:p>
            <text:p> "quantity":</text:p>
            <text:p> 1</text:p>
            <text:p> }</text:p>
            <text:p> ]</text:p>
            <text:p> }</text:p>
          </table:table-cell>
          <table:table-cell table:style-name="ce4" office:value-type="string" calcext:value-type="string">
            <text:p>400 bad request</text:p>
          </table:table-cell>
          <table:table-cell table:style-name="ce4" office:value-type="string" calcext:value-type="string">
            <text:p>500 internal sever error</text:p>
          </table:table-cell>
          <table:table-cell table:style-name="ce17" office:value-type="string" calcext:value-type="string">
            <text:p>REPROVADO</text:p>
          </table:table-cell>
          <table:table-cell table:style-name="ce20" office:value-type="string" calcext:value-type="string">
            <text:p><text:a xlink:href="https://agiovanacosta98-1714968545028.atlassian.net/browse/SPRN-30?atlOrigin=eyJpIjoiZTMyYmY2OGMzN2Q1NGFhMWFjYzUyZmFlZTRjMzg1NGIiLCJwIjoiaiJ9" xlink:type="simple">https://agiovanacosta98-1714968545028.atlassian.net/browse/SPRN-30?atlOrigin=eyJpIjoiZTMyYmY2OGMzN2Q1NGFhMWFjYzUyZmFlZTRjMzg1NGIiLCJwIjoiaiJ9</text:a></text:p>
          </table:table-cell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7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enviar requisição POST enviando id da URL vazio</text:p>
          </table:table-cell>
          <table:table-cell table:style-name="ce11" office:value-type="string" calcext:value-type="string">
            <text:p>1. Envie uma solicitação POST para /api/v1/kits/products com um ID de kit vazio na URL com um ID de produto no corpo da solicitação e uma quantidade</text:p>
          </table:table-cell>
          <table:table-cell table:style-name="ce11" office:value-type="string" calcext:value-type="string">
            <text:p>Path params: id=</text:p>
            <text:p>{</text:p>
            <text:p> "productsList": [</text:p>
            <text:p> {</text:p>
            <text:p> "id": 2</text:p>
            <text:p> "quantity":</text:p>
            <text:p> 1</text:p>
            <text:p> }</text:p>
            <text:p> ]</text:p>
            <text:p> }</text:p>
          </table:table-cell>
          <table:table-cell table:number-columns-repeated="2" table:style-name="ce4" office:value-type="string" calcext:value-type="string">
            <text:p>405 method not allowed</text:p>
          </table:table-cell>
          <table:table-cell table:style-name="ce16" office:value-type="string" calcext:value-type="string">
            <text:p>APROVADO</text:p>
          </table:table-cell>
          <table:table-cell table:style-name="ce5"/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8">
          <table:table-cell table:style-name="ce2" office:value-type="string" calcext:value-type="string" table:number-columns-spanned="8" table:number-rows-spanned="1">
            <text:p><text:span text:style-name="T1">Requisito 1: </text:span><text:span text:style-name="T2">/api/v1/kits/:id/products - Validar id do body</text:span></text:p>
          </table:table-cell>
          <table:covered-table-cell table:number-columns-repeated="6" table:style-name="ce10"/>
          <table:covered-table-cell table:style-name="ce18"/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9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enviar requisição POST enviando id do Body vazio</text:p>
          </table:table-cell>
          <table:table-cell table:style-name="ce11" office:value-type="string" calcext:value-type="string">
            <text:p>1. Envie uma solicitação POST para /api/v1/kits/products com um ID existente na URL com um ID de produto no corpo da solicitação vazio e uma quantidade</text:p>
          </table:table-cell>
          <table:table-cell table:style-name="ce11" office:value-type="string" calcext:value-type="string">
            <text:p>Path params: id= 7</text:p>
            <text:p>{</text:p>
            <text:p> "productsList": [</text:p>
            <text:p> {</text:p>
            <text:p> "id": "".</text:p>
            <text:p> "quantity":</text:p>
            <text:p> 1</text:p>
            <text:p> }</text:p>
            <text:p> ]</text:p>
            <text:p> }</text:p>
          </table:table-cell>
          <table:table-cell table:style-name="ce4" office:value-type="string" calcext:value-type="string">
            <text:p>400 bad request</text:p>
          </table:table-cell>
          <table:table-cell table:style-name="ce4" office:value-type="string" calcext:value-type="string">
            <text:p>500 internal sever error</text:p>
          </table:table-cell>
          <table:table-cell table:style-name="ce17" office:value-type="string" calcext:value-type="string">
            <text:p>REPROVADO</text:p>
          </table:table-cell>
          <table:table-cell table:style-name="ce20" office:value-type="string" calcext:value-type="string">
            <text:p><text:a xlink:href="https://agiovanacosta98-1714968545028.atlassian.net/browse/SPRN-31?atlOrigin=eyJpIjoiMTM3MmUxOTBjMzQ0NDJjNzhiOTc5Njk5OGI5ZGJhYTUiLCJwIjoiaiJ9" xlink:type="simple">https://agiovanacosta98-1714968545028.atlassian.net/browse/SPRN-31?atlOrigin=eyJpIjoiMTM3MmUxOTBjMzQ0NDJjNzhiOTc5Njk5OGI5ZGJhYTUiLCJwIjoiaiJ9</text:a></text:p>
          </table:table-cell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10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enviar requisição POST enviando id do Body com letras</text:p>
          </table:table-cell>
          <table:table-cell table:style-name="ce11" office:value-type="string" calcext:value-type="string">
            <text:p>1. Envie uma solicitação POST para /api/v1/kits/products com um ID existente na URL com um ID de produto no corpo da solicitação com letras e uma quantidade</text:p>
          </table:table-cell>
          <table:table-cell table:style-name="ce11" office:value-type="string" calcext:value-type="string">
            <text:p>Path params: id= 7</text:p>
            <text:p>{</text:p>
            <text:p> "productsList": [</text:p>
            <text:p> {</text:p>
            <text:p> "id": "abacate". </text:p>
            <text:p> "quantity":</text:p>
            <text:p> 1</text:p>
            <text:p> }</text:p>
            <text:p> ]</text:p>
            <text:p> }</text:p>
          </table:table-cell>
          <table:table-cell table:style-name="ce4" office:value-type="string" calcext:value-type="string">
            <text:p>400 bad request</text:p>
          </table:table-cell>
          <table:table-cell table:style-name="ce4" office:value-type="string" calcext:value-type="string">
            <text:p>500 internal sever error</text:p>
          </table:table-cell>
          <table:table-cell table:style-name="ce17" office:value-type="string" calcext:value-type="string">
            <text:p>REPROVADO</text:p>
          </table:table-cell>
          <table:table-cell table:style-name="ce20" office:value-type="string" calcext:value-type="string">
            <text:p><text:a xlink:href="https://agiovanacosta98-1714968545028.atlassian.net/browse/SPRN-32?atlOrigin=eyJpIjoiMDE3ZWQwZGY4NzA1NDA1YTlmNzYzOGE3ZmNjNmJhNjEiLCJwIjoiaiJ9" xlink:type="simple">https://agiovanacosta98-1714968545028.atlassian.net/browse/SPRN-32?atlOrigin=eyJpIjoiMDE3ZWQwZGY4NzA1NDA1YTlmNzYzOGE3ZmNjNmJhNjEiLCJwIjoiaiJ9</text:a></text:p>
          </table:table-cell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11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enviar requisição POST enviando id do Body com caracters </text:p>
          </table:table-cell>
          <table:table-cell table:style-name="ce11" office:value-type="string" calcext:value-type="string">
            <text:p>1. Envie uma solicitação POST para /api/v1/kits/products com um ID existente na URL com um ID de produto no corpo da solicitação com caracters e uma quantidade</text:p>
          </table:table-cell>
          <table:table-cell table:style-name="ce11" office:value-type="string" calcext:value-type="string">
            <text:p>Path params: id= 7</text:p>
            <text:p>{</text:p>
            <text:p> "productsList": [</text:p>
            <text:p> {</text:p>
            <text:p> "id": "@@@". </text:p>
            <text:p> "quantity":</text:p>
            <text:p> 1</text:p>
            <text:p> }</text:p>
            <text:p> ]</text:p>
            <text:p> }</text:p>
          </table:table-cell>
          <table:table-cell table:style-name="ce4" office:value-type="string" calcext:value-type="string">
            <text:p>400 bad request</text:p>
          </table:table-cell>
          <table:table-cell table:style-name="ce4" office:value-type="string" calcext:value-type="string">
            <text:p>500 internal sever error</text:p>
          </table:table-cell>
          <table:table-cell table:style-name="ce17" office:value-type="string" calcext:value-type="string">
            <text:p>REPROVADO</text:p>
          </table:table-cell>
          <table:table-cell table:style-name="ce20" office:value-type="string" calcext:value-type="string">
            <text:p><text:a xlink:href="https://agiovanacosta98-1714968545028.atlassian.net/browse/SPRN-33?atlOrigin=eyJpIjoiN2RjYzU0OThjZjM1NDFjNGJlYWUwMjRlMzhlOWVlMTciLCJwIjoiaiJ9" xlink:type="simple">https://agiovanacosta98-1714968545028.atlassian.net/browse/SPRN-33?atlOrigin=eyJpIjoiN2RjYzU0OThjZjM1NDFjNGJlYWUwMjRlMzhlOWVlMTciLCJwIjoiaiJ9</text:a></text:p>
          </table:table-cell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12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enviar requisição POST enviando id do Body <text:s/>muito longo</text:p>
          </table:table-cell>
          <table:table-cell table:style-name="ce11" office:value-type="string" calcext:value-type="string">
            <text:p>1. Envie uma solicitação POST para /api/v1/kits/products com um ID existente na URL com um ID de produto no corpo da solicitação muito longo e uma quantidade</text:p>
          </table:table-cell>
          <table:table-cell table:style-name="ce11" office:value-type="string" calcext:value-type="string">
            <text:p>Path params: id= 7</text:p>
            <text:p>{</text:p>
            <text:p> "productsList": [</text:p>
            <text:p> {</text:p>
            <text:p> "id": 563415635131456358643433. </text:p>
            <text:p> "quantity":</text:p>
            <text:p> 1</text:p>
            <text:p> }</text:p>
            <text:p> ]</text:p>
            <text:p> }</text:p>
          </table:table-cell>
          <table:table-cell table:style-name="ce4" office:value-type="string" calcext:value-type="string">
            <text:p>400 bad request</text:p>
          </table:table-cell>
          <table:table-cell table:style-name="ce4" office:value-type="string" calcext:value-type="string">
            <text:p>500 internal sever error</text:p>
          </table:table-cell>
          <table:table-cell table:style-name="ce17" office:value-type="string" calcext:value-type="string">
            <text:p>REPROVADO</text:p>
          </table:table-cell>
          <table:table-cell table:style-name="ce20" office:value-type="string" calcext:value-type="string">
            <text:p><text:a xlink:href="https://agiovanacosta98-1714968545028.atlassian.net/browse/SPRN-34?atlOrigin=eyJpIjoiOGQ0NzBjNGFlYjhiNGIyMzg1YWFkYTZhYTY2M2JiMzUiLCJwIjoiaiJ9" xlink:type="simple">https://agiovanacosta98-1714968545028.atlassian.net/browse/SPRN-34?atlOrigin=eyJpIjoiOGQ0NzBjNGFlYjhiNGIyMzg1YWFkYTZhYTY2M2JiMzUiLCJwIjoiaiJ9</text:a></text:p>
          </table:table-cell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12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enviar requisição POST e não enviar o id do Body</text:p>
          </table:table-cell>
          <table:table-cell table:style-name="ce11" office:value-type="string" calcext:value-type="string">
            <text:p>1. Envie uma solicitação POST para /api/v1/kits/products com um ID existente na URL sem o ID de produto no corpo da solicitação, apenas a quantidade</text:p>
          </table:table-cell>
          <table:table-cell table:style-name="ce11" office:value-type="string" calcext:value-type="string">
            <text:p>Path params: id= 7</text:p>
            <text:p>{</text:p>
            <text:p> "productsList": [</text:p>
            <text:p> {</text:p>
            <text:p> "quantity":</text:p>
            <text:p> 1</text:p>
            <text:p> }</text:p>
            <text:p> ]</text:p>
            <text:p> }</text:p>
          </table:table-cell>
          <table:table-cell table:style-name="ce4" office:value-type="string" calcext:value-type="string">
            <text:p>400 bad request</text:p>
          </table:table-cell>
          <table:table-cell table:style-name="ce4" office:value-type="string" calcext:value-type="string">
            <text:p>200 OK</text:p>
          </table:table-cell>
          <table:table-cell table:style-name="ce17" office:value-type="string" calcext:value-type="string">
            <text:p>REPROVADO</text:p>
          </table:table-cell>
          <table:table-cell table:style-name="ce20" office:value-type="string" calcext:value-type="string">
            <text:p><text:a xlink:href="https://agiovanacosta98-1714968545028.atlassian.net/browse/SPRN-35?atlOrigin=eyJpIjoiMmU2MjBkYTc5N2QzNDdlNzk2ODlmN2FlMjRjNDA1MTAiLCJwIjoiaiJ9" xlink:type="simple">https://agiovanacosta98-1714968545028.atlassian.net/browse/SPRN-35?atlOrigin=eyJpIjoiMmU2MjBkYTc5N2QzNDdlNzk2ODlmN2FlMjRjNDA1MTAiLCJwIjoiaiJ9</text:a></text:p>
          </table:table-cell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13">
          <table:table-cell table:style-name="ce2" office:value-type="string" calcext:value-type="string" table:number-columns-spanned="8" table:number-rows-spanned="1">
            <text:p><text:span text:style-name="T1">Requisito 1: </text:span><text:span text:style-name="T2">/api/v1/kits/:id/products - Validar quantity do body</text:span></text:p>
          </table:table-cell>
          <table:covered-table-cell table:number-columns-repeated="6" table:style-name="ce10"/>
          <table:covered-table-cell table:style-name="ce18"/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14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enviar requisição POST enviando quantity do Body vazio</text:p>
          </table:table-cell>
          <table:table-cell table:style-name="ce11" office:value-type="string" calcext:value-type="string">
            <text:p>1. Envie uma solicitação POST para /api/v1/kits/products com um ID existente na URL com um ID de produto no corpo da solicitação e a quantidade vazia</text:p>
          </table:table-cell>
          <table:table-cell table:style-name="ce11" office:value-type="string" calcext:value-type="string">
            <text:p>Path params: id=7</text:p>
            <text:p/>
            <text:p>{</text:p>
            <text:p> "productsList": [</text:p>
            <text:p> {</text:p>
            <text:p> "id": 2.</text:p>
            <text:p> "quantity":</text:p>
            <text:p> ""</text:p>
            <text:p> }</text:p>
            <text:p> ]</text:p>
            <text:p> }</text:p>
          </table:table-cell>
          <table:table-cell table:style-name="ce4" office:value-type="string" calcext:value-type="string">
            <text:p>400 bad request</text:p>
          </table:table-cell>
          <table:table-cell table:style-name="ce4" office:value-type="string" calcext:value-type="string">
            <text:p>500 internal sever error</text:p>
          </table:table-cell>
          <table:table-cell table:style-name="ce17" office:value-type="string" calcext:value-type="string">
            <text:p>REPROVADO</text:p>
          </table:table-cell>
          <table:table-cell table:style-name="ce20" office:value-type="string" calcext:value-type="string">
            <text:p><text:a xlink:href="https://agiovanacosta98-1714968545028.atlassian.net/browse/SPRN-36?atlOrigin=eyJpIjoiNmMxNzMxNTliZDIwNDhlMGJjNGM5NzUxOGQ1NWIwNDkiLCJwIjoiaiJ9" xlink:type="simple">https://agiovanacosta98-1714968545028.atlassian.net/browse/SPRN-36?atlOrigin=eyJpIjoiNmMxNzMxNTliZDIwNDhlMGJjNGM5NzUxOGQ1NWIwNDkiLCJwIjoiaiJ9</text:a></text:p>
          </table:table-cell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15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enviar requisição POST enviando quantity do Body com letras</text:p>
          </table:table-cell>
          <table:table-cell table:style-name="ce11" office:value-type="string" calcext:value-type="string">
            <text:p>1. Envie uma solicitação POST para /api/v1/kits/products com um ID existente na URL com um ID de produto no corpo da solicitação e a quantidade com letras</text:p>
          </table:table-cell>
          <table:table-cell table:style-name="ce11" office:value-type="string" calcext:value-type="string">
            <text:p>Path params: id=7</text:p>
            <text:p/>
            <text:p>{</text:p>
            <text:p> "productsList": [</text:p>
            <text:p> {</text:p>
            <text:p> "id": 2.</text:p>
            <text:p> "quantity": "abacate"</text:p>
            <text:p> }</text:p>
            <text:p> ]</text:p>
            <text:p> }</text:p>
          </table:table-cell>
          <table:table-cell table:style-name="ce4" office:value-type="string" calcext:value-type="string">
            <text:p>400 bad request</text:p>
          </table:table-cell>
          <table:table-cell table:style-name="ce4" office:value-type="string" calcext:value-type="string">
            <text:p>500 internal sever error</text:p>
          </table:table-cell>
          <table:table-cell table:style-name="ce17" office:value-type="string" calcext:value-type="string">
            <text:p>REPROVADO</text:p>
          </table:table-cell>
          <table:table-cell table:style-name="ce20" office:value-type="string" calcext:value-type="string">
            <text:p><text:a xlink:href="https://agiovanacosta98-1714968545028.atlassian.net/browse/SPRN-37?atlOrigin=eyJpIjoiZTFiYmEyZGUxZmU3NDg2Yjg1NmEzYTg0ZTYzMGY0NzEiLCJwIjoiaiJ9" xlink:type="simple">https://agiovanacosta98-1714968545028.atlassian.net/browse/SPRN-37?atlOrigin=eyJpIjoiZTFiYmEyZGUxZmU3NDg2Yjg1NmEzYTg0ZTYzMGY0NzEiLCJwIjoiaiJ9</text:a></text:p>
          </table:table-cell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16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enviar requisição POST enviando quantity do Body com caracters </text:p>
          </table:table-cell>
          <table:table-cell table:style-name="ce11" office:value-type="string" calcext:value-type="string">
            <text:p>1. Envie uma solicitação POST para /api/v1/kits/products com um ID existente na URL com um ID de produto no corpo da solicitação e a quantidade com caracters</text:p>
          </table:table-cell>
          <table:table-cell table:style-name="ce11" office:value-type="string" calcext:value-type="string">
            <text:p>Path params: id=7</text:p>
            <text:p/>
            <text:p>{</text:p>
            <text:p> "productsList": [</text:p>
            <text:p> {</text:p>
            <text:p> "id": 2</text:p>
            <text:p> "quantity": "@@@"</text:p>
            <text:p> }</text:p>
            <text:p> ]</text:p>
            <text:p> }</text:p>
          </table:table-cell>
          <table:table-cell table:style-name="ce4" office:value-type="string" calcext:value-type="string">
            <text:p>400 bad request</text:p>
          </table:table-cell>
          <table:table-cell table:style-name="ce4" office:value-type="string" calcext:value-type="string">
            <text:p>500 internal sever error</text:p>
          </table:table-cell>
          <table:table-cell table:style-name="ce17" office:value-type="string" calcext:value-type="string">
            <text:p>REPROVADO</text:p>
          </table:table-cell>
          <table:table-cell table:style-name="ce20" office:value-type="string" calcext:value-type="string">
            <text:p><text:a xlink:href="https://agiovanacosta98-1714968545028.atlassian.net/browse/SPRN-38?atlOrigin=eyJpIjoiOTdkNGRmODU1MTE0NDA1OGI2MDgyMGM3MzBjOWUwZjciLCJwIjoiaiJ9" xlink:type="simple">https://agiovanacosta98-1714968545028.atlassian.net/browse/SPRN-38?atlOrigin=eyJpIjoiOTdkNGRmODU1MTE0NDA1OGI2MDgyMGM3MzBjOWUwZjciLCJwIjoiaiJ9</text:a></text:p>
          </table:table-cell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17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enviar requisição POST enviando quantity do Body <text:s/>muito longo</text:p>
          </table:table-cell>
          <table:table-cell table:style-name="ce11" office:value-type="string" calcext:value-type="string">
            <text:p>1. Envie uma solicitação POST para /api/v1/kits/products com um ID existente na URL com um ID de produto no corpo da solicitação e a quantidade com um valor muito extenso</text:p>
          </table:table-cell>
          <table:table-cell table:style-name="ce11" office:value-type="string" calcext:value-type="string">
            <text:p>Path params: id=7</text:p>
            <text:p/>
            <text:p>{</text:p>
            <text:p> "productsList": [</text:p>
            <text:p> {</text:p>
            <text:p> "id": 2</text:p>
            <text:p> "quantity":</text:p>
            <text:p> 156214569489561564156915614</text:p>
            <text:p> }</text:p>
            <text:p> ]</text:p>
            <text:p> }</text:p>
          </table:table-cell>
          <table:table-cell table:style-name="ce4" office:value-type="string" calcext:value-type="string">
            <text:p>400 bad request</text:p>
          </table:table-cell>
          <table:table-cell table:style-name="ce4" office:value-type="string" calcext:value-type="string">
            <text:p>500 internal sever error</text:p>
          </table:table-cell>
          <table:table-cell table:style-name="ce17" office:value-type="string" calcext:value-type="string">
            <text:p>REPROVADO</text:p>
          </table:table-cell>
          <table:table-cell table:style-name="ce20" office:value-type="string" calcext:value-type="string">
            <text:p><text:a xlink:href="https://agiovanacosta98-1714968545028.atlassian.net/browse/SPRN-39?atlOrigin=eyJpIjoiNmJjNDJhNTgxZDJjNDU5NDkzN2UwZTVmMjRjYTc2NjIiLCJwIjoiaiJ9" xlink:type="simple">https://agiovanacosta98-1714968545028.atlassian.net/browse/SPRN-39?atlOrigin=eyJpIjoiNmJjNDJhNTgxZDJjNDU5NDkzN2UwZTVmMjRjYTc2NjIiLCJwIjoiaiJ9</text:a></text:p>
          </table:table-cell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18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enviar requisição POST e não enviar o quantity do Body</text:p>
          </table:table-cell>
          <table:table-cell table:style-name="ce11" office:value-type="string" calcext:value-type="string">
            <text:p>1. Envie uma solicitação POST para /api/v1/kits/products com um ID existente na URL com o ID de produto no corpo da solicitação e não enviar a quantidade</text:p>
          </table:table-cell>
          <table:table-cell table:style-name="ce11" office:value-type="string" calcext:value-type="string">
            <text:p>Path params: id=7</text:p>
            <text:p/>
            <text:p>{</text:p>
            <text:p> "productsList": [</text:p>
            <text:p> {</text:p>
            <text:p> "id": 2</text:p>
            <text:p> }</text:p>
            <text:p> ]</text:p>
            <text:p> }</text:p>
          </table:table-cell>
          <table:table-cell table:style-name="ce4" office:value-type="string" calcext:value-type="string">
            <text:p>400 bad request</text:p>
          </table:table-cell>
          <table:table-cell table:style-name="ce4" office:value-type="string" calcext:value-type="string">
            <text:p>500 internal sever error</text:p>
          </table:table-cell>
          <table:table-cell table:style-name="ce17" office:value-type="string" calcext:value-type="string">
            <text:p>REPROVADO</text:p>
          </table:table-cell>
          <table:table-cell table:style-name="ce20" office:value-type="string" calcext:value-type="string">
            <text:p><text:a xlink:href="https://agiovanacosta98-1714968545028.atlassian.net/browse/SPRN-40?atlOrigin=eyJpIjoiMjMyMjRkNTBiZTlhNDEzMGIxZGJmNTg4ZmRlYWE0ODkiLCJwIjoiaiJ9" xlink:type="simple">https://agiovanacosta98-1714968545028.atlassian.net/browse/SPRN-40?atlOrigin=eyJpIjoiMjMyMjRkNTBiZTlhNDEzMGIxZGJmNTg4ZmRlYWE0ODkiLCJwIjoiaiJ9</text:a></text:p>
          </table:table-cell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2">
          <table:table-cell table:style-name="ce5" table:number-columns-spanned="8" table:number-rows-spanned="3"/>
          <table:covered-table-cell table:number-columns-repeated="6" table:style-name="ce12"/>
          <table:covered-table-cell table:style-name="ce21"/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2">
          <table:covered-table-cell table:style-name="ce6"/>
          <table:covered-table-cell table:number-columns-repeated="6"/>
          <table:covered-table-cell table:style-name="ce22"/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2">
          <table:covered-table-cell table:style-name="ce7"/>
          <table:covered-table-cell table:number-columns-repeated="6" table:style-name="ce13"/>
          <table:covered-table-cell table:style-name="ce23"/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8" table:number-rows-spanned="1">
            <text:p><text:span text:style-name="T1">Requisito 2: </text:span><text:span text:style-name="T2">/order-and-go/v1/delivery</text:span></text:p>
          </table:table-cell>
          <table:covered-table-cell table:number-columns-repeated="6" table:style-name="ce10"/>
          <table:covered-table-cell table:style-name="ce18"/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14">
          <table:table-cell table:style-name="ce3" office:value-type="float" office:value="20" calcext:value-type="float">
            <text:p>20</text:p>
          </table:table-cell>
          <table:table-cell table:style-name="ce11" office:value-type="string" calcext:value-type="string">
            <text:p>Enviar requisição POST para validar entrega</text:p>
          </table:table-cell>
          <table:table-cell table:style-name="ce11" office:value-type="string" calcext:value-type="string">
            <text:p>1. Envie uma solicitação POST para /order-and-go/v1/delivery</text:p>
          </table:table-cell>
          <table:table-cell table:style-name="ce11" office:value-type="string" calcext:value-type="string">
            <text:p>{</text:p>
            <text:p>    "deliveryTime": 7,</text:p>
            <text:p>    "productsCount": 1,</text:p>
            <text:p>    "productsWeight": 1</text:p>
            <text:p>}</text:p>
          </table:table-cell>
          <table:table-cell table:style-name="ce11" office:value-type="string" calcext:value-type="string">
            <text:p>200 OK </text:p>
            <text:p> "isItPossibleToDeliver": false,</text:p>
            <text:p>    "hostDeliveryCost": 3,</text:p>
          </table:table-cell>
          <table:table-cell table:style-name="ce11" office:value-type="string" calcext:value-type="string">
            <text:p>200 OK </text:p>
            <text:p>    "isItPossibleToDeliver": true,</text:p>
            <text:p>    "hostDeliveryCost": 3,</text:p>
          </table:table-cell>
          <table:table-cell table:style-name="ce17" office:value-type="string" calcext:value-type="string">
            <text:p>REPROVADO</text:p>
          </table:table-cell>
          <table:table-cell table:style-name="ce19" office:value-type="string" calcext:value-type="string">
            <text:p><text:a xlink:href="https://agiovanacosta98-1714968545028.atlassian.net/browse/SPRN-41?atlOrigin=eyJpIjoiYjc0MzM3NzMwODdlNDg5MDhlZTU1ODJjMjFmMGY2NDEiLCJwIjoiaiJ9" xlink:type="simple">https://agiovanacosta98-1714968545028.atlassian.net/browse/SPRN-41?atlOrigin=eyJpIjoiYjc0MzM3NzMwODdlNDg5MDhlZTU1ODJjMjFmMGY2NDEiLCJwIjoiaiJ9</text:a></text:p>
          </table:table-cell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19">
          <table:table-cell table:style-name="ce4" office:value-type="float" office:value="21" calcext:value-type="float">
            <text:p>21</text:p>
          </table:table-cell>
          <table:table-cell table:style-name="ce11" office:value-type="string" calcext:value-type="string">
            <text:p>Enviar requisição POST para validar entrega</text:p>
          </table:table-cell>
          <table:table-cell table:style-name="ce11" office:value-type="string" calcext:value-type="string">
            <text:p>1. Envie uma solicitação POST para /order-and-go/v1/delivery</text:p>
          </table:table-cell>
          <table:table-cell table:style-name="ce11" office:value-type="string" calcext:value-type="string">
            <text:p>{</text:p>
            <text:p>    "deliveryTime": 9,</text:p>
            <text:p>    "productsCount": 1,</text:p>
            <text:p>    "productsWeight": 1</text:p>
            <text:p>}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3,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3,</text:p>
          </table:table-cell>
          <table:table-cell table:style-name="ce16" office:value-type="string" calcext:value-type="string">
            <text:p>APROVADO</text:p>
          </table:table-cell>
          <table:table-cell table:style-name="ce11"/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20">
          <table:table-cell table:style-name="ce4" office:value-type="float" office:value="22" calcext:value-type="float">
            <text:p>22</text:p>
          </table:table-cell>
          <table:table-cell table:style-name="ce11" office:value-type="string" calcext:value-type="string">
            <text:p>Enviar requisição POST para validar entrega</text:p>
          </table:table-cell>
          <table:table-cell table:style-name="ce11" office:value-type="string" calcext:value-type="string">
            <text:p>1. Envie uma solicitação POST para /order-and-go/v1/delivery</text:p>
          </table:table-cell>
          <table:table-cell table:style-name="ce11" office:value-type="string" calcext:value-type="string">
            <text:p>{</text:p>
            <text:p>    "deliveryTime": 21,</text:p>
            <text:p>    "productsCount": 1,</text:p>
            <text:p>    "productsWeight": 1</text:p>
            <text:p>}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3,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3,</text:p>
          </table:table-cell>
          <table:table-cell table:style-name="ce16" office:value-type="string" calcext:value-type="string">
            <text:p>APROVADO</text:p>
          </table:table-cell>
          <table:table-cell table:style-name="ce11"/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21">
          <table:table-cell table:style-name="ce4" office:value-type="float" office:value="23" calcext:value-type="float">
            <text:p>23</text:p>
          </table:table-cell>
          <table:table-cell table:style-name="ce11" office:value-type="string" calcext:value-type="string">
            <text:p>Enviar requisição POST para validar entrega</text:p>
          </table:table-cell>
          <table:table-cell table:style-name="ce11" office:value-type="string" calcext:value-type="string">
            <text:p>1. Envie uma solicitação POST para /order-and-go/v1/delivery</text:p>
          </table:table-cell>
          <table:table-cell table:style-name="ce11" office:value-type="string" calcext:value-type="string">
            <text:p>{</text:p>
            <text:p>    "deliveryTime": 22,</text:p>
            <text:p>    "productsCount": 1,</text:p>
            <text:p>    "productsWeight": 1</text:p>
            <text:p>}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3,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3,</text:p>
          </table:table-cell>
          <table:table-cell table:style-name="ce16" office:value-type="string" calcext:value-type="string">
            <text:p>APROVADO</text:p>
          </table:table-cell>
          <table:table-cell table:style-name="ce11"/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22">
          <table:table-cell table:style-name="ce4" office:value-type="float" office:value="24" calcext:value-type="float">
            <text:p>24</text:p>
          </table:table-cell>
          <table:table-cell table:style-name="ce11" office:value-type="string" calcext:value-type="string">
            <text:p>Enviar requisição POST para validar entrega</text:p>
          </table:table-cell>
          <table:table-cell table:style-name="ce11" office:value-type="string" calcext:value-type="string">
            <text:p>1. Envie uma solicitação POST para /order-and-go/v1/delivery</text:p>
          </table:table-cell>
          <table:table-cell table:style-name="ce11" office:value-type="string" calcext:value-type="string">
            <text:p>{</text:p>
            <text:p>    "deliveryTime": 23,</text:p>
            <text:p>    "productsCount": 1,</text:p>
            <text:p>    "productsWeight": 1</text:p>
            <text:p>}</text:p>
          </table:table-cell>
          <table:table-cell table:style-name="ce11" office:value-type="string" calcext:value-type="string">
            <text:p>200 OK </text:p>
            <text:p> "isItPossibleToDeliver": false,</text:p>
            <text:p>    "hostDeliveryCost": 3,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3,</text:p>
          </table:table-cell>
          <table:table-cell table:style-name="ce17" office:value-type="string" calcext:value-type="string">
            <text:p>REPROVADO</text:p>
          </table:table-cell>
          <table:table-cell table:style-name="ce19" office:value-type="string" calcext:value-type="string">
            <text:p><text:a xlink:href="https://agiovanacosta98-1714968545028.atlassian.net/browse/SPRN-42?atlOrigin=eyJpIjoiNGZmNmJiNzllNjRhNDNjMWIwNjE0NWYyYWJmMjBkOTkiLCJwIjoiaiJ9" xlink:type="simple">https://agiovanacosta98-1714968545028.atlassian.net/browse/SPRN-42?atlOrigin=eyJpIjoiNGZmNmJiNzllNjRhNDNjMWIwNjE0NWYyYWJmMjBkOTkiLCJwIjoiaiJ9</text:a></text:p>
          </table:table-cell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23">
          <table:table-cell table:style-name="ce4" office:value-type="float" office:value="25" calcext:value-type="float">
            <text:p>25</text:p>
          </table:table-cell>
          <table:table-cell table:style-name="ce11" office:value-type="string" calcext:value-type="string">
            <text:p>Enviar requisição POST para validar o custo de entrega 3</text:p>
          </table:table-cell>
          <table:table-cell table:style-name="ce11" office:value-type="string" calcext:value-type="string">
            <text:p>1. Envie uma solicitação POST para /order-and-go/v1/delivery</text:p>
          </table:table-cell>
          <table:table-cell table:style-name="ce11" office:value-type="string" calcext:value-type="string">
            <text:p>{</text:p>
            <text:p>    "deliveryTime": 8,</text:p>
            <text:p>    "productsCount": 1,</text:p>
            <text:p>    "productsWeight": 1</text:p>
            <text:p>}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3,</text:p>
            <text:p>"clientDeliveryCost": 0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3,</text:p>
            <text:p>"clientDeliveryCost": 0</text:p>
          </table:table-cell>
          <table:table-cell table:style-name="ce16" office:value-type="string" calcext:value-type="string">
            <text:p>APROVADO</text:p>
          </table:table-cell>
          <table:table-cell table:style-name="ce11"/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24">
          <table:table-cell table:style-name="ce4" office:value-type="float" office:value="26" calcext:value-type="float">
            <text:p>26</text:p>
          </table:table-cell>
          <table:table-cell table:style-name="ce11" office:value-type="string" calcext:value-type="string">
            <text:p>Enviar requisição POST para validar o custo de entrega 5</text:p>
          </table:table-cell>
          <table:table-cell table:style-name="ce11" office:value-type="string" calcext:value-type="string">
            <text:p>1. Envie uma solicitação POST para /order-and-go/v1/delivery</text:p>
          </table:table-cell>
          <table:table-cell table:style-name="ce11" office:value-type="string" calcext:value-type="string">
            <text:p>{</text:p>
            <text:p>    "deliveryTime": 8,</text:p>
            <text:p>    "productsCount": 10,</text:p>
            <text:p>    "productsWeight": 4</text:p>
            <text:p>}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5 ,</text:p>
            <text:p>"clientDeliveryCost": 0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5,</text:p>
            <text:p>"clientDeliveryCost": 0</text:p>
          </table:table-cell>
          <table:table-cell table:style-name="ce16" office:value-type="string" calcext:value-type="string">
            <text:p>APROVADO</text:p>
          </table:table-cell>
          <table:table-cell table:style-name="ce11"/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25">
          <table:table-cell table:style-name="ce4" office:value-type="float" office:value="27" calcext:value-type="float">
            <text:p>27</text:p>
          </table:table-cell>
          <table:table-cell table:style-name="ce11" office:value-type="string" calcext:value-type="string">
            <text:p>Enviar requisição POST para validar o custo de entrega 3</text:p>
          </table:table-cell>
          <table:table-cell table:style-name="ce11" office:value-type="string" calcext:value-type="string">
            <text:p>1. Envie uma solicitação POST para /order-and-go/v1/delivery</text:p>
          </table:table-cell>
          <table:table-cell table:style-name="ce11" office:value-type="string" calcext:value-type="string">
            <text:p>{</text:p>
            <text:p>    "deliveryTime": 8,</text:p>
            <text:p>    "productsCount": -1,</text:p>
            <text:p>    "productsWeight": 1</text:p>
            <text:p>}</text:p>
          </table:table-cell>
          <table:table-cell table:style-name="ce11" office:value-type="string" calcext:value-type="string">
            <text:p>400 bad request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3,</text:p>
            <text:p>"clientDeliveryCost": 0</text:p>
          </table:table-cell>
          <table:table-cell table:style-name="ce17" office:value-type="string" calcext:value-type="string">
            <text:p>REPROVADO</text:p>
          </table:table-cell>
          <table:table-cell table:style-name="ce20" office:value-type="string" calcext:value-type="string">
            <text:p><text:a xlink:href="https://agiovanacosta98-1714968545028.atlassian.net/browse/SPRN-43?atlOrigin=eyJpIjoiMGE3MGExNDg5ZWUxNDBiMWE5ZDRjOGQzMWFkZGVlNjQiLCJwIjoiaiJ9" xlink:type="simple">https://agiovanacosta98-1714968545028.atlassian.net/browse/SPRN-43?atlOrigin=eyJpIjoiMGE3MGExNDg5ZWUxNDBiMWE5ZDRjOGQzMWFkZGVlNjQiLCJwIjoiaiJ9</text:a></text:p>
          </table:table-cell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9">
          <table:table-cell table:style-name="ce4" office:value-type="float" office:value="28" calcext:value-type="float">
            <text:p>28</text:p>
          </table:table-cell>
          <table:table-cell table:style-name="ce11" office:value-type="string" calcext:value-type="string">
            <text:p>Enviar requisição POST para validar o custo de entrega 3</text:p>
          </table:table-cell>
          <table:table-cell table:style-name="ce11" office:value-type="string" calcext:value-type="string">
            <text:p>1. Envie uma solicitação POST para /order-and-go/v1/delivery</text:p>
          </table:table-cell>
          <table:table-cell table:style-name="ce11" office:value-type="string" calcext:value-type="string">
            <text:p>{</text:p>
            <text:p>    "deliveryTime": 8,</text:p>
            <text:p>    "productsCount": 0,</text:p>
            <text:p>    "productsWeight": 1</text:p>
            <text:p>}</text:p>
          </table:table-cell>
          <table:table-cell table:style-name="ce11" office:value-type="string" calcext:value-type="string">
            <text:p>400 bad request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3,</text:p>
            <text:p>"clientDeliveryCost": 0</text:p>
          </table:table-cell>
          <table:table-cell table:style-name="ce17" office:value-type="string" calcext:value-type="string">
            <text:p>REPROVADO</text:p>
          </table:table-cell>
          <table:table-cell table:style-name="ce20" office:value-type="string" calcext:value-type="string">
            <text:p><text:a xlink:href="https://agiovanacosta98-1714968545028.atlassian.net/browse/SPRN-44?atlOrigin=eyJpIjoiY2M3MzQwZjViNDhkNDJmNGI1NTVmNTYwZTE2MWFlNzkiLCJwIjoiaiJ9" xlink:type="simple">https://agiovanacosta98-1714968545028.atlassian.net/browse/SPRN-44?atlOrigin=eyJpIjoiY2M3MzQwZjViNDhkNDJmNGI1NTVmNTYwZTE2MWFlNzkiLCJwIjoiaiJ9</text:a></text:p>
          </table:table-cell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26">
          <table:table-cell table:style-name="ce4" office:value-type="float" office:value="29" calcext:value-type="float">
            <text:p>29</text:p>
          </table:table-cell>
          <table:table-cell table:style-name="ce11" office:value-type="string" calcext:value-type="string">
            <text:p>Enviar requisição POST para validar o custo de entrega 3</text:p>
          </table:table-cell>
          <table:table-cell table:style-name="ce11" office:value-type="string" calcext:value-type="string">
            <text:p>1. Envie uma solicitação POST para /order-and-go/v1/delivery</text:p>
          </table:table-cell>
          <table:table-cell table:style-name="ce11" office:value-type="string" calcext:value-type="string">
            <text:p>{</text:p>
            <text:p>    "deliveryTime": 8,</text:p>
            <text:p>    "productsCount": 7,</text:p>
            <text:p>    "productsWeight": 1</text:p>
            <text:p>}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3,</text:p>
            <text:p>"clientDeliveryCost": 0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3,</text:p>
            <text:p>"clientDeliveryCost": 0</text:p>
          </table:table-cell>
          <table:table-cell table:style-name="ce16" office:value-type="string" calcext:value-type="string">
            <text:p>APROVADO</text:p>
          </table:table-cell>
          <table:table-cell table:style-name="ce5"/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26">
          <table:table-cell table:style-name="ce4" office:value-type="float" office:value="30" calcext:value-type="float">
            <text:p>30</text:p>
          </table:table-cell>
          <table:table-cell table:style-name="ce11" office:value-type="string" calcext:value-type="string">
            <text:p>Enviar requisição POST para validar o custo de entrega 3</text:p>
          </table:table-cell>
          <table:table-cell table:style-name="ce11" office:value-type="string" calcext:value-type="string">
            <text:p>1. Envie uma solicitação POST para /order-and-go/v1/delivery</text:p>
          </table:table-cell>
          <table:table-cell table:style-name="ce11" office:value-type="string" calcext:value-type="string">
            <text:p>{</text:p>
            <text:p>    "deliveryTime": 8,</text:p>
            <text:p>    "productsCount": 8,</text:p>
            <text:p>    "productsWeight": 1</text:p>
            <text:p>}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3,</text:p>
            <text:p>"clientDeliveryCost": 0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3,</text:p>
            <text:p>"clientDeliveryCost": 0</text:p>
          </table:table-cell>
          <table:table-cell table:style-name="ce16" office:value-type="string" calcext:value-type="string">
            <text:p>APROVADO</text:p>
          </table:table-cell>
          <table:table-cell table:style-name="ce5"/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27">
          <table:table-cell table:style-name="ce4" office:value-type="float" office:value="31" calcext:value-type="float">
            <text:p>31</text:p>
          </table:table-cell>
          <table:table-cell table:style-name="ce11" office:value-type="string" calcext:value-type="string">
            <text:p>Enviar requisição POST para validar o custo de entrega 5</text:p>
          </table:table-cell>
          <table:table-cell table:style-name="ce11" office:value-type="string" calcext:value-type="string">
            <text:p>1. Envie uma solicitação POST para /order-and-go/v1/delivery</text:p>
          </table:table-cell>
          <table:table-cell table:style-name="ce11" office:value-type="string" calcext:value-type="string">
            <text:p>{</text:p>
            <text:p>    "deliveryTime": 8,</text:p>
            <text:p>    "productsCount": 9,</text:p>
            <text:p>    "productsWeight": 4</text:p>
            <text:p>}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5,</text:p>
            <text:p>"clientDeliveryCost": 0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5,</text:p>
            <text:p>"clientDeliveryCost": 0</text:p>
          </table:table-cell>
          <table:table-cell table:style-name="ce16" office:value-type="string" calcext:value-type="string">
            <text:p>APROVADO</text:p>
          </table:table-cell>
          <table:table-cell table:style-name="ce5"/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28">
          <table:table-cell table:style-name="ce4" office:value-type="float" office:value="32" calcext:value-type="float">
            <text:p>32</text:p>
          </table:table-cell>
          <table:table-cell table:style-name="ce11" office:value-type="string" calcext:value-type="string">
            <text:p>Enviar requisição POST para validar o custo de entrega 5</text:p>
          </table:table-cell>
          <table:table-cell table:style-name="ce11" office:value-type="string" calcext:value-type="string">
            <text:p>1. Envie uma solicitação POST para /order-and-go/v1/delivery</text:p>
          </table:table-cell>
          <table:table-cell table:style-name="ce11" office:value-type="string" calcext:value-type="string">
            <text:p>{</text:p>
            <text:p>    "deliveryTime": 8,</text:p>
            <text:p>    "productsCount": 10,</text:p>
            <text:p>    "productsWeight": 4</text:p>
            <text:p>}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5,</text:p>
            <text:p>"clientDeliveryCost": 0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5,</text:p>
            <text:p>"clientDeliveryCost": 0</text:p>
          </table:table-cell>
          <table:table-cell table:style-name="ce16" office:value-type="string" calcext:value-type="string">
            <text:p>APROVADO</text:p>
          </table:table-cell>
          <table:table-cell table:style-name="ce5"/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28">
          <table:table-cell table:style-name="ce4" office:value-type="float" office:value="33" calcext:value-type="float">
            <text:p>33</text:p>
          </table:table-cell>
          <table:table-cell table:style-name="ce11" office:value-type="string" calcext:value-type="string">
            <text:p>Enviar requisição POST para validar o custo de entrega 5</text:p>
          </table:table-cell>
          <table:table-cell table:style-name="ce11" office:value-type="string" calcext:value-type="string">
            <text:p>1. Envie uma solicitação POST para /order-and-go/v1/delivery</text:p>
          </table:table-cell>
          <table:table-cell table:style-name="ce11" office:value-type="string" calcext:value-type="string">
            <text:p>{</text:p>
            <text:p>    "deliveryTime": 8,</text:p>
            <text:p>    "productsCount": 14,</text:p>
            <text:p>    "productsWeight": 4</text:p>
            <text:p>}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5,</text:p>
            <text:p>"clientDeliveryCost": 0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5,</text:p>
            <text:p>"clientDeliveryCost": 0</text:p>
          </table:table-cell>
          <table:table-cell table:style-name="ce16" office:value-type="string" calcext:value-type="string">
            <text:p>APROVADO</text:p>
          </table:table-cell>
          <table:table-cell table:style-name="ce5"/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29">
          <table:table-cell table:style-name="ce4" office:value-type="float" office:value="34" calcext:value-type="float">
            <text:p>34</text:p>
          </table:table-cell>
          <table:table-cell table:style-name="ce11" office:value-type="string" calcext:value-type="string">
            <text:p>Enviar requisição POST para validar o custo de entrega 5</text:p>
          </table:table-cell>
          <table:table-cell table:style-name="ce11" office:value-type="string" calcext:value-type="string">
            <text:p>1. Envie uma solicitação POST para /order-and-go/v1/delivery</text:p>
          </table:table-cell>
          <table:table-cell table:style-name="ce11" office:value-type="string" calcext:value-type="string">
            <text:p>{</text:p>
            <text:p>    "deliveryTime": 8,</text:p>
            <text:p>    "productsCount": 15,</text:p>
            <text:p>    "productsWeight": 4</text:p>
            <text:p>}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5,</text:p>
            <text:p>"clientDeliveryCost": 0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5,</text:p>
            <text:p>"clientDeliveryCost": 0</text:p>
          </table:table-cell>
          <table:table-cell table:style-name="ce16" office:value-type="string" calcext:value-type="string">
            <text:p>APROVADO</text:p>
          </table:table-cell>
          <table:table-cell table:style-name="ce5"/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11" office:value-type="string" calcext:value-type="string">
            <text:p>Enviar requisição POST para validar o custo de entrega 5</text:p>
          </table:table-cell>
          <table:table-cell table:style-name="ce11" office:value-type="string" calcext:value-type="string">
            <text:p>1. Envie uma solicitação POST para /order-and-go/v1/delivery</text:p>
          </table:table-cell>
          <table:table-cell table:style-name="ce11" office:value-type="string" calcext:value-type="string">
            <text:p>{</text:p>
            <text:p>    "deliveryTime": 8,</text:p>
            <text:p>    "productsCount": 16,</text:p>
            <text:p>    "productsWeight": 4</text:p>
            <text:p>}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5,</text:p>
            <text:p>"clientDeliveryCost": 9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5,</text:p>
            <text:p>"clientDeliveryCost": 5</text:p>
          </table:table-cell>
          <table:table-cell table:style-name="ce17" office:value-type="string" calcext:value-type="string">
            <text:p>REPROVADO</text:p>
          </table:table-cell>
          <table:table-cell table:style-name="ce20" office:value-type="string" calcext:value-type="string">
            <text:p><text:a xlink:href="https://agiovanacosta98-1714968545028.atlassian.net/browse/SPRN-45?atlOrigin=eyJpIjoiMTBjZTFjZDdlODU2NGQ1MDhhZGI1NzcwN2UwZmQzNzYiLCJwIjoiaiJ9" xlink:type="simple">https://agiovanacosta98-1714968545028.atlassian.net/browse/SPRN-45?atlOrigin=eyJpIjoiMTBjZTFjZDdlODU2NGQ1MDhhZGI1NzcwN2UwZmQzNzYiLCJwIjoiaiJ9</text:a></text:p>
          </table:table-cell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7">
          <table:table-cell table:style-name="ce4" office:value-type="float" office:value="36" calcext:value-type="float">
            <text:p>36</text:p>
          </table:table-cell>
          <table:table-cell table:style-name="ce11" office:value-type="string" calcext:value-type="string">
            <text:p>Enviar requisição POST para validar o custo de entrega 3</text:p>
          </table:table-cell>
          <table:table-cell table:style-name="ce11" office:value-type="string" calcext:value-type="string">
            <text:p>1. Envie uma solicitação POST para /order-and-go/v1/delivery</text:p>
          </table:table-cell>
          <table:table-cell table:style-name="ce11" office:value-type="string" calcext:value-type="string">
            <text:p>{</text:p>
            <text:p>    "deliveryTime": 8,</text:p>
            <text:p>    "productsCount": 1,</text:p>
            <text:p>    "productsWeight": -0.9</text:p>
            <text:p>}</text:p>
          </table:table-cell>
          <table:table-cell table:style-name="ce11" office:value-type="string" calcext:value-type="string">
            <text:p>400 bad request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3,</text:p>
            <text:p>"clientDeliveryCost": 0</text:p>
          </table:table-cell>
          <table:table-cell table:style-name="ce17" office:value-type="string" calcext:value-type="string">
            <text:p>REPROVADO</text:p>
          </table:table-cell>
          <table:table-cell table:style-name="ce20" office:value-type="string" calcext:value-type="string">
            <text:p><text:a xlink:href="https://agiovanacosta98-1714968545028.atlassian.net/browse/SPRN-46?atlOrigin=eyJpIjoiNWE4NGJkZTEwMjA4NDEzMjg1ZjA0N2E3MGExOTAwMDMiLCJwIjoiaiJ9" xlink:type="simple">https://agiovanacosta98-1714968545028.atlassian.net/browse/SPRN-46?atlOrigin=eyJpIjoiNWE4NGJkZTEwMjA4NDEzMjg1ZjA0N2E3MGExOTAwMDMiLCJwIjoiaiJ9</text:a></text:p>
          </table:table-cell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30">
          <table:table-cell table:style-name="ce4" office:value-type="float" office:value="37" calcext:value-type="float">
            <text:p>37</text:p>
          </table:table-cell>
          <table:table-cell table:style-name="ce11" office:value-type="string" calcext:value-type="string">
            <text:p>Enviar requisição POST para validar o custo de entrega 3</text:p>
          </table:table-cell>
          <table:table-cell table:style-name="ce11" office:value-type="string" calcext:value-type="string">
            <text:p>1. Envie uma solicitação POST para /order-and-go/v1/delivery</text:p>
          </table:table-cell>
          <table:table-cell table:style-name="ce11" office:value-type="string" calcext:value-type="string">
            <text:p>{</text:p>
            <text:p>    "deliveryTime": 8,</text:p>
            <text:p>    "productsCount": 1,</text:p>
            <text:p>    "productsWeight": 0</text:p>
            <text:p>}</text:p>
          </table:table-cell>
          <table:table-cell table:style-name="ce11" office:value-type="string" calcext:value-type="string">
            <text:p>400 bad request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3,</text:p>
            <text:p>"clientDeliveryCost": 0</text:p>
          </table:table-cell>
          <table:table-cell table:style-name="ce17" office:value-type="string" calcext:value-type="string">
            <text:p>REPROVADO</text:p>
          </table:table-cell>
          <table:table-cell table:style-name="ce20" office:value-type="string" calcext:value-type="string">
            <text:p><text:a xlink:href="https://agiovanacosta98-1714968545028.atlassian.net/browse/SPRN-47?atlOrigin=eyJpIjoiYjY1Y2Y0ZDQyNzRkNDkyMDhmYzc1NDllNjBlM2Y1MDkiLCJwIjoiaiJ9" xlink:type="simple">https://agiovanacosta98-1714968545028.atlassian.net/browse/SPRN-47?atlOrigin=eyJpIjoiYjY1Y2Y0ZDQyNzRkNDkyMDhmYzc1NDllNjBlM2Y1MDkiLCJwIjoiaiJ9</text:a></text:p>
          </table:table-cell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31">
          <table:table-cell table:style-name="ce4" office:value-type="float" office:value="38" calcext:value-type="float">
            <text:p>38</text:p>
          </table:table-cell>
          <table:table-cell table:style-name="ce11" office:value-type="string" calcext:value-type="string">
            <text:p>Enviar requisição POST para validar o custo de entrega 3</text:p>
          </table:table-cell>
          <table:table-cell table:style-name="ce11" office:value-type="string" calcext:value-type="string">
            <text:p>1. Envie uma solicitação POST para /order-and-go/v1/delivery</text:p>
          </table:table-cell>
          <table:table-cell table:style-name="ce11" office:value-type="string" calcext:value-type="string">
            <text:p>{</text:p>
            <text:p>    "deliveryTime": 8,</text:p>
            <text:p>    "productsCount": 1,</text:p>
            <text:p>    "productsWeight": 1.1</text:p>
            <text:p>}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3,</text:p>
            <text:p>"clientDeliveryCost": 0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3,</text:p>
            <text:p>"clientDeliveryCost": 0</text:p>
          </table:table-cell>
          <table:table-cell table:style-name="ce16" office:value-type="string" calcext:value-type="string">
            <text:p>APROVADO</text:p>
          </table:table-cell>
          <table:table-cell table:style-name="ce5"/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15">
          <table:table-cell table:style-name="ce4" office:value-type="float" office:value="39" calcext:value-type="float">
            <text:p>39</text:p>
          </table:table-cell>
          <table:table-cell table:style-name="ce11" office:value-type="string" calcext:value-type="string">
            <text:p>Enviar requisição POST para validar o custo de entrega 3</text:p>
          </table:table-cell>
          <table:table-cell table:style-name="ce11" office:value-type="string" calcext:value-type="string">
            <text:p>1. Envie uma solicitação POST para /order-and-go/v1/delivery</text:p>
          </table:table-cell>
          <table:table-cell table:style-name="ce11" office:value-type="string" calcext:value-type="string">
            <text:p>{</text:p>
            <text:p>    "deliveryTime": 8,</text:p>
            <text:p>    "productsCount": 1,</text:p>
            <text:p>    "productsWeight": 2.9</text:p>
            <text:p>}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3,</text:p>
            <text:p>"clientDeliveryCost": 0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3,</text:p>
            <text:p>"clientDeliveryCost": 0</text:p>
          </table:table-cell>
          <table:table-cell table:style-name="ce16" office:value-type="string" calcext:value-type="string">
            <text:p>APROVADO</text:p>
          </table:table-cell>
          <table:table-cell table:style-name="ce5"/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32">
          <table:table-cell table:style-name="ce4" office:value-type="float" office:value="40" calcext:value-type="float">
            <text:p>40</text:p>
          </table:table-cell>
          <table:table-cell table:style-name="ce11" office:value-type="string" calcext:value-type="string">
            <text:p>Enviar requisição POST para validar o custo de entrega 3</text:p>
          </table:table-cell>
          <table:table-cell table:style-name="ce11" office:value-type="string" calcext:value-type="string">
            <text:p>1. Envie uma solicitação POST para /order-and-go/v1/delivery</text:p>
          </table:table-cell>
          <table:table-cell table:style-name="ce11" office:value-type="string" calcext:value-type="string">
            <text:p>{</text:p>
            <text:p>    "deliveryTime": 8,</text:p>
            <text:p>    "productsCount": 1,</text:p>
            <text:p>    "productsWeight": 3</text:p>
            <text:p>}</text:p>
          </table:table-cell>
          <table:table-cell table:style-name="ce14" office:value-type="string" calcext:value-type="string">
            <text:p>200 OK </text:p>
            <text:p> "isItPossibleToDeliver": true,</text:p>
            <text:p>    "hostDeliveryCost": 3,</text:p>
            <text:p>"clientDeliveryCost": 0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3,</text:p>
            <text:p>"clientDeliveryCost": 0</text:p>
          </table:table-cell>
          <table:table-cell table:style-name="ce16" office:value-type="string" calcext:value-type="string">
            <text:p>APROVADO</text:p>
          </table:table-cell>
          <table:table-cell table:style-name="ce24"/>
          <table:table-cell table:style-name="ce5"/>
          <table:table-cell table:style-name="ce8" table:number-columns-repeated="16"/>
          <table:table-cell table:style-name="ce9"/>
          <table:table-cell table:number-columns-repeated="998"/>
        </table:table-row>
        <table:table-row table:style-name="ro15">
          <table:table-cell table:style-name="ce4" office:value-type="float" office:value="41" calcext:value-type="float">
            <text:p>41</text:p>
          </table:table-cell>
          <table:table-cell table:style-name="ce11" office:value-type="string" calcext:value-type="string">
            <text:p>Enviar requisição POST para validar o custo de entrega 5</text:p>
          </table:table-cell>
          <table:table-cell table:style-name="ce11" office:value-type="string" calcext:value-type="string">
            <text:p>1. Envie uma solicitação POST para /order-and-go/v1/delivery</text:p>
          </table:table-cell>
          <table:table-cell table:style-name="ce11" office:value-type="string" calcext:value-type="string">
            <text:p>{</text:p>
            <text:p>    "deliveryTime": 8,</text:p>
            <text:p>    "productsCount": 10,</text:p>
            <text:p>    "productsWeight": 3.1</text:p>
            <text:p>}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5,</text:p>
            <text:p>"clientDeliveryCost": 0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5,</text:p>
            <text:p>"clientDeliveryCost": 0</text:p>
          </table:table-cell>
          <table:table-cell table:style-name="ce16" office:value-type="string" calcext:value-type="string">
            <text:p>APROVADO</text:p>
          </table:table-cell>
          <table:table-cell table:style-name="ce5"/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31">
          <table:table-cell table:style-name="ce4" office:value-type="float" office:value="42" calcext:value-type="float">
            <text:p>42</text:p>
          </table:table-cell>
          <table:table-cell table:style-name="ce11" office:value-type="string" calcext:value-type="string">
            <text:p>Enviar requisição POST para validar o custo de entrega 5</text:p>
          </table:table-cell>
          <table:table-cell table:style-name="ce11" office:value-type="string" calcext:value-type="string">
            <text:p>1. Envie uma solicitação POST para /order-and-go/v1/delivery</text:p>
          </table:table-cell>
          <table:table-cell table:style-name="ce11" office:value-type="string" calcext:value-type="string">
            <text:p>{</text:p>
            <text:p>    "deliveryTime": 8,</text:p>
            <text:p>    "productsCount": 10,</text:p>
            <text:p>    "productsWeight": 3.2</text:p>
            <text:p>}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5,</text:p>
            <text:p>"clientDeliveryCost": 0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5,</text:p>
            <text:p>"clientDeliveryCost": 0</text:p>
          </table:table-cell>
          <table:table-cell table:style-name="ce16" office:value-type="string" calcext:value-type="string">
            <text:p>APROVADO</text:p>
          </table:table-cell>
          <table:table-cell table:style-name="ce5"/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21">
          <table:table-cell table:style-name="ce4" office:value-type="float" office:value="43" calcext:value-type="float">
            <text:p>43</text:p>
          </table:table-cell>
          <table:table-cell table:style-name="ce11" office:value-type="string" calcext:value-type="string">
            <text:p>Enviar requisição POST para validar o custo de entrega 5</text:p>
          </table:table-cell>
          <table:table-cell table:style-name="ce11" office:value-type="string" calcext:value-type="string">
            <text:p>1. Envie uma solicitação POST para /order-and-go/v1/delivery</text:p>
          </table:table-cell>
          <table:table-cell table:style-name="ce11" office:value-type="string" calcext:value-type="string">
            <text:p>{</text:p>
            <text:p>    "deliveryTime": 8,</text:p>
            <text:p>    "productsCount": 10,</text:p>
            <text:p>    "productsWeight": 5.9</text:p>
            <text:p>}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5,</text:p>
            <text:p>"clientDeliveryCost": 0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5,</text:p>
            <text:p>"clientDeliveryCost": 0</text:p>
          </table:table-cell>
          <table:table-cell table:style-name="ce16" office:value-type="string" calcext:value-type="string">
            <text:p>APROVADO</text:p>
          </table:table-cell>
          <table:table-cell table:style-name="ce5"/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33">
          <table:table-cell table:style-name="ce4" office:value-type="float" office:value="44" calcext:value-type="float">
            <text:p>44</text:p>
          </table:table-cell>
          <table:table-cell table:style-name="ce11" office:value-type="string" calcext:value-type="string">
            <text:p>Enviar requisição POST para validar o custo de entrega 5</text:p>
          </table:table-cell>
          <table:table-cell table:style-name="ce11" office:value-type="string" calcext:value-type="string">
            <text:p>1. Envie uma solicitação POST para /order-and-go/v1/delivery</text:p>
          </table:table-cell>
          <table:table-cell table:style-name="ce11" office:value-type="string" calcext:value-type="string">
            <text:p>{</text:p>
            <text:p>    "deliveryTime": 8,</text:p>
            <text:p>    "productsCount": 10,</text:p>
            <text:p>    "productsWeight": 6</text:p>
            <text:p>}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5,</text:p>
            <text:p>"clientDeliveryCost": 0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5,</text:p>
            <text:p>"clientDeliveryCost": 0</text:p>
          </table:table-cell>
          <table:table-cell table:style-name="ce16" office:value-type="string" calcext:value-type="string">
            <text:p>APROVADO</text:p>
          </table:table-cell>
          <table:table-cell table:style-name="ce5"/>
          <table:table-cell table:style-name="ce8" table:number-columns-repeated="17"/>
          <table:table-cell table:style-name="ce9"/>
          <table:table-cell table:number-columns-repeated="998"/>
        </table:table-row>
        <table:table-row table:style-name="ro18">
          <table:table-cell table:style-name="ce4" office:value-type="float" office:value="45" calcext:value-type="float">
            <text:p>45</text:p>
          </table:table-cell>
          <table:table-cell table:style-name="ce11" office:value-type="string" calcext:value-type="string">
            <text:p>Enviar requisição POST para validar o custo de entrega 5</text:p>
          </table:table-cell>
          <table:table-cell table:style-name="ce11" office:value-type="string" calcext:value-type="string">
            <text:p>1. Envie uma solicitação POST para /order-and-go/v1/delivery</text:p>
          </table:table-cell>
          <table:table-cell table:style-name="ce11" office:value-type="string" calcext:value-type="string">
            <text:p>{</text:p>
            <text:p>    "deliveryTime": 8,</text:p>
            <text:p>    "productsCount": 10,</text:p>
            <text:p>    "productsWeight": 6.1</text:p>
            <text:p>}</text:p>
          </table:table-cell>
          <table:table-cell table:style-name="ce14" office:value-type="string" calcext:value-type="string">
            <text:p>200 OK </text:p>
            <text:p> "isItPossibleToDeliver": true,</text:p>
            <text:p>    "hostDeliveryCost": 5, </text:p>
            <text:p>"clientDeliveryCost": 9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5,</text:p>
            <text:p>"clientDeliveryCost": 0</text:p>
          </table:table-cell>
          <table:table-cell table:style-name="ce17" office:value-type="string" calcext:value-type="string">
            <text:p>REPROVADO</text:p>
          </table:table-cell>
          <table:table-cell table:style-name="ce20" office:value-type="string" calcext:value-type="string">
            <text:p><text:a xlink:href="https://agiovanacosta98-1714968545028.atlassian.net/browse/SPRN-48?atlOrigin=eyJpIjoiZDY1NWQ5YTE3ZTg2NDc3ZWFlNzQzNmU4NmJhMjhlZDEiLCJwIjoiaiJ9" xlink:type="simple">https://agiovanacosta98-1714968545028.atlassian.net/browse/SPRN-48?atlOrigin=eyJpIjoiZDY1NWQ5YTE3ZTg2NDc3ZWFlNzQzNmU4NmJhMjhlZDEiLCJwIjoiaiJ9</text:a></text:p>
          </table:table-cell>
          <table:table-cell table:style-name="ce5"/>
          <table:table-cell table:style-name="ce8" table:number-columns-repeated="16"/>
          <table:table-cell table:style-name="ce9"/>
          <table:table-cell table:number-columns-repeated="998"/>
        </table:table-row>
        <table:table-row table:style-name="ro34">
          <table:table-cell table:style-name="ce4" office:value-type="float" office:value="46" calcext:value-type="float">
            <text:p>46</text:p>
          </table:table-cell>
          <table:table-cell table:style-name="ce11" office:value-type="string" calcext:value-type="string">
            <text:p>Enviar requisição POST para validar o custo de entrega 5</text:p>
          </table:table-cell>
          <table:table-cell table:style-name="ce11" office:value-type="string" calcext:value-type="string">
            <text:p>1. Envie uma solicitação POST para /order-and-go/v1/delivery</text:p>
          </table:table-cell>
          <table:table-cell table:style-name="ce11" office:value-type="string" calcext:value-type="string">
            <text:p>{</text:p>
            <text:p>    "productsCount": 10,</text:p>
            <text:p>    "productsWeight": 4</text:p>
            <text:p>}</text:p>
          </table:table-cell>
          <table:table-cell table:style-name="ce11" office:value-type="string" calcext:value-type="string">
            <text:p>400 bad request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5,</text:p>
            <text:p>"clientDeliveryCost": 0</text:p>
          </table:table-cell>
          <table:table-cell table:style-name="ce17" office:value-type="string" calcext:value-type="string">
            <text:p>REPROVADO</text:p>
          </table:table-cell>
          <table:table-cell table:style-name="ce20" office:value-type="string" calcext:value-type="string">
            <text:p><text:a xlink:href="https://agiovanacosta98-1714968545028.atlassian.net/browse/SPRN-49?atlOrigin=eyJpIjoiMjg1YjE4ZTgyYzg5NGQ5MzhiOTMyN2RmNGEyN2M0YmUiLCJwIjoiaiJ9" xlink:type="simple">https://agiovanacosta98-1714968545028.atlassian.net/browse/SPRN-49?atlOrigin=eyJpIjoiMjg1YjE4ZTgyYzg5NGQ5MzhiOTMyN2RmNGEyN2M0YmUiLCJwIjoiaiJ9</text:a></text:p>
          </table:table-cell>
          <table:table-cell table:style-name="ce5"/>
          <table:table-cell table:style-name="ce8" table:number-columns-repeated="16"/>
          <table:table-cell table:style-name="ce9"/>
          <table:table-cell table:number-columns-repeated="998"/>
        </table:table-row>
        <table:table-row table:style-name="ro35">
          <table:table-cell table:style-name="ce4" office:value-type="float" office:value="47" calcext:value-type="float">
            <text:p>47</text:p>
          </table:table-cell>
          <table:table-cell table:style-name="ce11" office:value-type="string" calcext:value-type="string">
            <text:p>Enviar requisição POST para validar o custo de entrega 5</text:p>
          </table:table-cell>
          <table:table-cell table:style-name="ce11" office:value-type="string" calcext:value-type="string">
            <text:p>1. Envie uma solicitação POST para /order-and-go/v1/delivery</text:p>
          </table:table-cell>
          <table:table-cell table:style-name="ce11" office:value-type="string" calcext:value-type="string">
            <text:p>{</text:p>
            <text:p>    "deliveryTime": 8,</text:p>
            <text:p>    "productsWeight": 4</text:p>
            <text:p>}</text:p>
          </table:table-cell>
          <table:table-cell table:style-name="ce11" office:value-type="string" calcext:value-type="string">
            <text:p>400 bad request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3,</text:p>
            <text:p>"clientDeliveryCost": 0</text:p>
          </table:table-cell>
          <table:table-cell table:style-name="ce17" office:value-type="string" calcext:value-type="string">
            <text:p>REPROVADO</text:p>
          </table:table-cell>
          <table:table-cell table:style-name="ce20" office:value-type="string" calcext:value-type="string">
            <text:p><text:a xlink:href="https://agiovanacosta98-1714968545028.atlassian.net/browse/SPRN-50?atlOrigin=eyJpIjoiYTJkNzg4MGZjZjM2NGIzZjg3NDA0ZTY4MzE5NDJmMjUiLCJwIjoiaiJ9" xlink:type="simple">https://agiovanacosta98-1714968545028.atlassian.net/browse/SPRN-50?atlOrigin=eyJpIjoiYTJkNzg4MGZjZjM2NGIzZjg3NDA0ZTY4MzE5NDJmMjUiLCJwIjoiaiJ9</text:a></text:p>
          </table:table-cell>
          <table:table-cell table:style-name="ce5"/>
          <table:table-cell table:style-name="ce8" table:number-columns-repeated="16"/>
          <table:table-cell table:style-name="ce9"/>
          <table:table-cell table:number-columns-repeated="998"/>
        </table:table-row>
        <table:table-row table:style-name="ro10">
          <table:table-cell table:style-name="ce4" office:value-type="float" office:value="48" calcext:value-type="float">
            <text:p>48</text:p>
          </table:table-cell>
          <table:table-cell table:style-name="ce11" office:value-type="string" calcext:value-type="string">
            <text:p>Enviar requisição POST para validar o custo de entrega 5</text:p>
          </table:table-cell>
          <table:table-cell table:style-name="ce11" office:value-type="string" calcext:value-type="string">
            <text:p>1. Envie uma solicitação POST para /order-and-go/v1/delivery</text:p>
          </table:table-cell>
          <table:table-cell table:style-name="ce11" office:value-type="string" calcext:value-type="string">
            <text:p>{</text:p>
            <text:p>    "deliveryTime": 8,</text:p>
            <text:p>    "productsCount": 10,</text:p>
            <text:p>}</text:p>
          </table:table-cell>
          <table:table-cell table:number-columns-repeated="2" table:style-name="ce11" office:value-type="string" calcext:value-type="string">
            <text:p>400 bad request</text:p>
          </table:table-cell>
          <table:table-cell table:style-name="ce16" office:value-type="string" calcext:value-type="string">
            <text:p>APROVADO</text:p>
          </table:table-cell>
          <table:table-cell table:style-name="ce5" table:number-columns-repeated="2"/>
          <table:table-cell table:style-name="ce8" table:number-columns-repeated="16"/>
          <table:table-cell table:style-name="ce9"/>
          <table:table-cell table:number-columns-repeated="998"/>
        </table:table-row>
        <table:table-row table:style-name="ro36">
          <table:table-cell table:style-name="ce4" office:value-type="float" office:value="49" calcext:value-type="float">
            <text:p>49</text:p>
          </table:table-cell>
          <table:table-cell table:style-name="ce11" office:value-type="string" calcext:value-type="string">
            <text:p>Enviar requisição POST para validar o custo de entrega </text:p>
          </table:table-cell>
          <table:table-cell table:style-name="ce11" office:value-type="string" calcext:value-type="string">
            <text:p>1. Envie uma solicitação POST para /order-and-go/v1/delivery</text:p>
          </table:table-cell>
          <table:table-cell table:style-name="ce11" office:value-type="string" calcext:value-type="string">
            <text:p>{</text:p>
            <text:p>    "deliveryTime": 8,</text:p>
            <text:p>    "productsCount": 11,</text:p>
            <text:p>    "productsWeight": 1</text:p>
            <text:p>}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5,</text:p>
            <text:p>"clientDeliveryCost": 0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5,</text:p>
            <text:p>"clientDeliveryCost": 0</text:p>
          </table:table-cell>
          <table:table-cell table:style-name="ce16" office:value-type="string" calcext:value-type="string">
            <text:p>APROVADO</text:p>
          </table:table-cell>
          <table:table-cell table:style-name="ce25" table:number-columns-repeated="2"/>
          <table:table-cell table:style-name="ce8" table:number-columns-repeated="16"/>
          <table:table-cell table:style-name="ce9"/>
          <table:table-cell table:number-columns-repeated="998"/>
        </table:table-row>
        <table:table-row table:style-name="ro14"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Enviar requisição POST para validar o custo de entrega </text:p>
          </table:table-cell>
          <table:table-cell table:style-name="ce11" office:value-type="string" calcext:value-type="string">
            <text:p>1. Envie uma solicitação POST para /order-and-go/v1/delivery</text:p>
          </table:table-cell>
          <table:table-cell table:style-name="ce11" office:value-type="string" calcext:value-type="string">
            <text:p>{</text:p>
            <text:p>    "deliveryTime": 8,</text:p>
            <text:p>    "productsCount": 16,</text:p>
            <text:p>    "productsWeight": 1</text:p>
            <text:p>}</text:p>
          </table:table-cell>
          <table:table-cell table:style-name="ce15" office:value-type="string" calcext:value-type="string">
            <text:p>200 OK </text:p>
            <text:p> "isItPossibleToDeliver": true,</text:p>
            <text:p>    "hostDeliveryCost": 5,</text:p>
            <text:p>"clientDeliveryCost": 9</text:p>
          </table:table-cell>
          <table:table-cell table:style-name="ce15" office:value-type="string" calcext:value-type="string">
            <text:p>200 OK </text:p>
            <text:p> "isItPossibleToDeliver": true,</text:p>
            <text:p>    "hostDeliveryCost": 5,</text:p>
            <text:p>"clientDeliveryCost": 5</text:p>
          </table:table-cell>
          <table:table-cell table:style-name="ce17" office:value-type="string" calcext:value-type="string">
            <text:p>REPROVADO</text:p>
          </table:table-cell>
          <table:table-cell table:style-name="ce26" office:value-type="string" calcext:value-type="string">
            <text:p><text:a xlink:href="https://agiovanacosta98-1714968545028.atlassian.net/browse/SPRN-52?atlOrigin=eyJpIjoiY2Y1N2EwMzc0ZDQxNGZjNDlmODFiZjk1NzliM2UzZjUiLCJwIjoiaiJ9" xlink:type="simple">https://agiovanacosta98-1714968545028.atlassian.net/browse/SPRN-52?atlOrigin=eyJpIjoiY2Y1N2EwMzc0ZDQxNGZjNDlmODFiZjk1NzliM2UzZjUiLCJwIjoiaiJ9</text:a></text:p>
          </table:table-cell>
          <table:table-cell table:style-name="ce25" office:value-type="string" calcext:value-type="string">
            <text:p><text:s text:c="8"/></text:p>
          </table:table-cell>
          <table:table-cell table:style-name="ce8" table:number-columns-repeated="16"/>
          <table:table-cell table:style-name="ce9"/>
          <table:table-cell table:number-columns-repeated="998"/>
        </table:table-row>
        <table:table-row table:style-name="ro37">
          <table:table-cell table:style-name="ce4" office:value-type="float" office:value="51" calcext:value-type="float">
            <text:p>51</text:p>
          </table:table-cell>
          <table:table-cell table:style-name="ce11" office:value-type="string" calcext:value-type="string">
            <text:p>Enviar requisição POST para validar o custo de entrega 3</text:p>
          </table:table-cell>
          <table:table-cell table:style-name="ce11" office:value-type="string" calcext:value-type="string">
            <text:p>1. Envie uma solicitação POST para /order-and-go/v1/delivery</text:p>
          </table:table-cell>
          <table:table-cell table:style-name="ce11" office:value-type="string" calcext:value-type="string">
            <text:p>{</text:p>
            <text:p>    "deliveryTime": 8,</text:p>
            <text:p>    "productsCount": 9,</text:p>
            <text:p>    "productsWeight": 1</text:p>
            <text:p>}</text:p>
          </table:table-cell>
          <table:table-cell table:style-name="ce15" office:value-type="string" calcext:value-type="string">
            <text:p>200 OK </text:p>
            <text:p> "isItPossibleToDeliver": true,</text:p>
            <text:p>    "hostDeliveryCost": 5,</text:p>
            <text:p>"clientDeliveryCost": 0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5,</text:p>
            <text:p>"clientDeliveryCost": 0</text:p>
          </table:table-cell>
          <table:table-cell table:style-name="ce16" office:value-type="string" calcext:value-type="string">
            <text:p>APROVADO</text:p>
          </table:table-cell>
          <table:table-cell table:style-name="ce27"/>
          <table:table-cell table:style-name="ce25"/>
          <table:table-cell table:style-name="ce8" table:number-columns-repeated="16"/>
          <table:table-cell table:style-name="ce9"/>
          <table:table-cell table:number-columns-repeated="998"/>
        </table:table-row>
        <table:table-row table:style-name="ro38">
          <table:table-cell table:style-name="ce4" office:value-type="float" office:value="52" calcext:value-type="float">
            <text:p>52</text:p>
          </table:table-cell>
          <table:table-cell table:style-name="ce11" office:value-type="string" calcext:value-type="string">
            <text:p>Enviar requisição POST para validar o custo de entrega 3</text:p>
          </table:table-cell>
          <table:table-cell table:style-name="ce11" office:value-type="string" calcext:value-type="string">
            <text:p>1. Envie uma solicitação POST para /order-and-go/v1/delivery</text:p>
          </table:table-cell>
          <table:table-cell table:style-name="ce11" office:value-type="string" calcext:value-type="string">
            <text:p>{</text:p>
            <text:p>    "deliveryTime": abacate,</text:p>
            <text:p>    "productsCount": 1,</text:p>
            <text:p>    "productsWeight": 1</text:p>
            <text:p>}</text:p>
          </table:table-cell>
          <table:table-cell table:number-columns-repeated="2" table:style-name="ce11" office:value-type="string" calcext:value-type="string">
            <text:p>400 bad request</text:p>
          </table:table-cell>
          <table:table-cell table:style-name="ce16" office:value-type="string" calcext:value-type="string">
            <text:p>APROVADO</text:p>
          </table:table-cell>
          <table:table-cell table:style-name="ce25" table:number-columns-repeated="2"/>
          <table:table-cell table:style-name="ce8" table:number-columns-repeated="16"/>
          <table:table-cell table:style-name="ce9"/>
          <table:table-cell table:number-columns-repeated="998"/>
        </table:table-row>
        <table:table-row table:style-name="ro31">
          <table:table-cell table:style-name="ce4" office:value-type="float" office:value="53" calcext:value-type="float">
            <text:p>53</text:p>
          </table:table-cell>
          <table:table-cell table:style-name="ce11" office:value-type="string" calcext:value-type="string">
            <text:p>Enviar requisição POST para validar o custo de entrega 3</text:p>
          </table:table-cell>
          <table:table-cell table:style-name="ce11" office:value-type="string" calcext:value-type="string">
            <text:p>1. Envie uma solicitação POST para /order-and-go/v1/delivery</text:p>
          </table:table-cell>
          <table:table-cell table:style-name="ce11" office:value-type="string" calcext:value-type="string">
            <text:p>{</text:p>
            <text:p>    "deliveryTime": "",</text:p>
            <text:p>    "productsCount": 1,</text:p>
            <text:p>    "productsWeight": 1</text:p>
            <text:p>}</text:p>
          </table:table-cell>
          <table:table-cell table:style-name="ce11" office:value-type="string" calcext:value-type="string">
            <text:p>400 bad request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3,</text:p>
            <text:p>"clientDeliveryCost": 5</text:p>
          </table:table-cell>
          <table:table-cell table:style-name="ce17" office:value-type="string" calcext:value-type="string">
            <text:p>REPROVADO</text:p>
          </table:table-cell>
          <table:table-cell table:style-name="ce28" office:value-type="string" calcext:value-type="string">
            <text:p><text:a xlink:href="https://agiovanacosta98-1714968545028.atlassian.net/browse/SPRN-53?atlOrigin=eyJpIjoiMmY3ZWIwYTQyN2RhNDFiYmE4YzY1YmIyOGMzYmQ5ZmEiLCJwIjoiaiJ9" xlink:type="simple">https://agiovanacosta98-1714968545028.atlassian.net/browse/SPRN-53?atlOrigin=eyJpIjoiMmY3ZWIwYTQyN2RhNDFiYmE4YzY1YmIyOGMzYmQ5ZmEiLCJwIjoiaiJ9</text:a></text:p>
          </table:table-cell>
          <table:table-cell table:style-name="ce25"/>
          <table:table-cell table:style-name="ce8" table:number-columns-repeated="16"/>
          <table:table-cell table:style-name="ce9"/>
          <table:table-cell table:number-columns-repeated="998"/>
        </table:table-row>
        <table:table-row table:style-name="ro31">
          <table:table-cell table:style-name="ce4" office:value-type="float" office:value="54" calcext:value-type="float">
            <text:p>54</text:p>
          </table:table-cell>
          <table:table-cell table:style-name="ce11" office:value-type="string" calcext:value-type="string">
            <text:p>Enviar requisição POST para validar o custo de entrega 3</text:p>
          </table:table-cell>
          <table:table-cell table:style-name="ce11" office:value-type="string" calcext:value-type="string">
            <text:p>1. Envie uma solicitação POST para /order-and-go/v1/delivery</text:p>
          </table:table-cell>
          <table:table-cell table:style-name="ce11" office:value-type="string" calcext:value-type="string">
            <text:p>{</text:p>
            <text:p>    "deliveryTime": 854125254115,</text:p>
            <text:p>    "productsCount": 1,</text:p>
            <text:p>    "productsWeight": 1</text:p>
            <text:p>}</text:p>
          </table:table-cell>
          <table:table-cell table:style-name="ce11" office:value-type="string" calcext:value-type="string">
            <text:p>400 bad request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3,</text:p>
            <text:p>"clientDeliveryCost": 5</text:p>
          </table:table-cell>
          <table:table-cell table:style-name="ce17" office:value-type="string" calcext:value-type="string">
            <text:p>REPROVADO</text:p>
          </table:table-cell>
          <table:table-cell table:style-name="ce28" office:value-type="string" calcext:value-type="string">
            <text:p><text:a xlink:href="https://agiovanacosta98-1714968545028.atlassian.net/browse/SPRN-54?atlOrigin=eyJpIjoiYzE1N2UyYjUwZTFjNDQzYjhhOWNmNDk5ZTliNTE2NDUiLCJwIjoiaiJ9" xlink:type="simple">https://agiovanacosta98-1714968545028.atlassian.net/browse/SPRN-54?atlOrigin=eyJpIjoiYzE1N2UyYjUwZTFjNDQzYjhhOWNmNDk5ZTliNTE2NDUiLCJwIjoiaiJ9</text:a></text:p>
          </table:table-cell>
          <table:table-cell table:style-name="ce25"/>
          <table:table-cell table:style-name="ce8" table:number-columns-repeated="16"/>
          <table:table-cell table:style-name="ce9"/>
          <table:table-cell table:number-columns-repeated="998"/>
        </table:table-row>
        <table:table-row table:style-name="ro39">
          <table:table-cell table:style-name="ce4" office:value-type="float" office:value="55" calcext:value-type="float">
            <text:p>55</text:p>
          </table:table-cell>
          <table:table-cell table:style-name="ce11" office:value-type="string" calcext:value-type="string">
            <text:p>Enviar requisição POST para validar o custo de entrega 3</text:p>
          </table:table-cell>
          <table:table-cell table:style-name="ce11" office:value-type="string" calcext:value-type="string">
            <text:p>1. Envie uma solicitação POST para /order-and-go/v1/delivery</text:p>
          </table:table-cell>
          <table:table-cell table:style-name="ce11" office:value-type="string" calcext:value-type="string">
            <text:p>{</text:p>
            <text:p>    "deliveryTime": 8,</text:p>
            <text:p>    "productsCount": abacate,</text:p>
            <text:p>    "productsWeight": 1</text:p>
            <text:p>}</text:p>
          </table:table-cell>
          <table:table-cell table:number-columns-repeated="2" table:style-name="ce11" office:value-type="string" calcext:value-type="string">
            <text:p>400 bad request</text:p>
          </table:table-cell>
          <table:table-cell table:style-name="ce16" office:value-type="string" calcext:value-type="string">
            <text:p>APROVADO</text:p>
          </table:table-cell>
          <table:table-cell table:style-name="ce25" table:number-columns-repeated="2"/>
          <table:table-cell table:style-name="ce8" table:number-columns-repeated="16"/>
          <table:table-cell table:style-name="ce9"/>
          <table:table-cell table:number-columns-repeated="998"/>
        </table:table-row>
        <table:table-row table:style-name="ro40">
          <table:table-cell table:style-name="ce4" office:value-type="float" office:value="56" calcext:value-type="float">
            <text:p>56</text:p>
          </table:table-cell>
          <table:table-cell table:style-name="ce11" office:value-type="string" calcext:value-type="string">
            <text:p>Enviar requisição POST para validar o custo de entrega 3</text:p>
          </table:table-cell>
          <table:table-cell table:style-name="ce11" office:value-type="string" calcext:value-type="string">
            <text:p>1. Envie uma solicitação POST para /order-and-go/v1/delivery</text:p>
          </table:table-cell>
          <table:table-cell table:style-name="ce11" office:value-type="string" calcext:value-type="string">
            <text:p>{</text:p>
            <text:p>    "deliveryTime": 8,</text:p>
            <text:p>    "productsCount": "",</text:p>
            <text:p>    "productsWeight": 1</text:p>
            <text:p>}</text:p>
          </table:table-cell>
          <table:table-cell table:style-name="ce11" office:value-type="string" calcext:value-type="string">
            <text:p>400 bad request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3,</text:p>
            <text:p>"clientDeliveryCost": 0</text:p>
          </table:table-cell>
          <table:table-cell table:style-name="ce17" office:value-type="string" calcext:value-type="string">
            <text:p>REPROVADO</text:p>
          </table:table-cell>
          <table:table-cell table:style-name="ce28" office:value-type="string" calcext:value-type="string">
            <text:p><text:a xlink:href="https://agiovanacosta98-1714968545028.atlassian.net/browse/SPRN-55?atlOrigin=eyJpIjoiN2JiMDlkMmE0NmY5NGQwNDk0YWUxN2Y5ZDczYzc3NWUiLCJwIjoiaiJ9" xlink:type="simple">https://agiovanacosta98-1714968545028.atlassian.net/browse/SPRN-55?atlOrigin=eyJpIjoiN2JiMDlkMmE0NmY5NGQwNDk0YWUxN2Y5ZDczYzc3NWUiLCJwIjoiaiJ9</text:a></text:p>
          </table:table-cell>
          <table:table-cell table:style-name="ce25"/>
          <table:table-cell table:style-name="ce8" table:number-columns-repeated="16"/>
          <table:table-cell table:style-name="ce9"/>
          <table:table-cell table:number-columns-repeated="998"/>
        </table:table-row>
        <table:table-row table:style-name="ro30">
          <table:table-cell table:style-name="ce4" office:value-type="float" office:value="57" calcext:value-type="float">
            <text:p>57</text:p>
          </table:table-cell>
          <table:table-cell table:style-name="ce11" office:value-type="string" calcext:value-type="string">
            <text:p>Enviar requisição POST para validar o custo de entrega 3</text:p>
          </table:table-cell>
          <table:table-cell table:style-name="ce11" office:value-type="string" calcext:value-type="string">
            <text:p>1. Envie uma solicitação POST para /order-and-go/v1/delivery</text:p>
          </table:table-cell>
          <table:table-cell table:style-name="ce11" office:value-type="string" calcext:value-type="string">
            <text:p>{</text:p>
            <text:p>    "deliveryTime": 8,</text:p>
            <text:p>    "productsCount": 11456315654,</text:p>
            <text:p>    "productsWeight": 1</text:p>
            <text:p>}</text:p>
          </table:table-cell>
          <table:table-cell table:style-name="ce11" office:value-type="string" calcext:value-type="string">
            <text:p>400 bad request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5,</text:p>
            <text:p>"clientDeliveryCost": 5</text:p>
          </table:table-cell>
          <table:table-cell table:style-name="ce17" office:value-type="string" calcext:value-type="string">
            <text:p>REPROVADO</text:p>
          </table:table-cell>
          <table:table-cell table:style-name="ce28" office:value-type="string" calcext:value-type="string">
            <text:p><text:a xlink:href="https://agiovanacosta98-1714968545028.atlassian.net/browse/SPRN-56?atlOrigin=eyJpIjoiODdjNGFhZGY3MWEyNGYxNzgzOWJjNWVmMTliYjEzYzIiLCJwIjoiaiJ9" xlink:type="simple">https://agiovanacosta98-1714968545028.atlassian.net/browse/SPRN-56?atlOrigin=eyJpIjoiODdjNGFhZGY3MWEyNGYxNzgzOWJjNWVmMTliYjEzYzIiLCJwIjoiaiJ9</text:a></text:p>
          </table:table-cell>
          <table:table-cell table:style-name="ce25"/>
          <table:table-cell table:style-name="ce8" table:number-columns-repeated="16"/>
          <table:table-cell table:style-name="ce9"/>
          <table:table-cell table:number-columns-repeated="998"/>
        </table:table-row>
        <table:table-row table:style-name="ro41">
          <table:table-cell table:style-name="ce4" office:value-type="float" office:value="58" calcext:value-type="float">
            <text:p>58</text:p>
          </table:table-cell>
          <table:table-cell table:style-name="ce11" office:value-type="string" calcext:value-type="string">
            <text:p>Enviar requisição POST para validar o custo de entrega 3</text:p>
          </table:table-cell>
          <table:table-cell table:style-name="ce11" office:value-type="string" calcext:value-type="string">
            <text:p>1. Envie uma solicitação POST para /order-and-go/v1/delivery</text:p>
          </table:table-cell>
          <table:table-cell table:style-name="ce11" office:value-type="string" calcext:value-type="string">
            <text:p>{</text:p>
            <text:p>    "deliveryTime": 8,</text:p>
            <text:p>    "productsCount": 1,</text:p>
            <text:p>    "productsWeight": abacate</text:p>
            <text:p>}</text:p>
          </table:table-cell>
          <table:table-cell table:number-columns-repeated="2" table:style-name="ce11" office:value-type="string" calcext:value-type="string">
            <text:p>400 bad request</text:p>
          </table:table-cell>
          <table:table-cell table:style-name="ce16" office:value-type="string" calcext:value-type="string">
            <text:p>APROVADO</text:p>
          </table:table-cell>
          <table:table-cell table:style-name="ce25" table:number-columns-repeated="2"/>
          <table:table-cell table:style-name="ce8" table:number-columns-repeated="16"/>
          <table:table-cell table:style-name="ce9"/>
          <table:table-cell table:number-columns-repeated="998"/>
        </table:table-row>
        <table:table-row table:style-name="ro40">
          <table:table-cell table:style-name="ce4" office:value-type="float" office:value="59" calcext:value-type="float">
            <text:p>59</text:p>
          </table:table-cell>
          <table:table-cell table:style-name="ce11" office:value-type="string" calcext:value-type="string">
            <text:p>Enviar requisição POST para validar o custo de entrega 3</text:p>
          </table:table-cell>
          <table:table-cell table:style-name="ce11" office:value-type="string" calcext:value-type="string">
            <text:p>1. Envie uma solicitação POST para /order-and-go/v1/delivery</text:p>
          </table:table-cell>
          <table:table-cell table:style-name="ce11" office:value-type="string" calcext:value-type="string">
            <text:p>{</text:p>
            <text:p>    "deliveryTime": 8,</text:p>
            <text:p>    "productsCount": 1,</text:p>
            <text:p>    "productsWeight": ""</text:p>
            <text:p>}</text:p>
          </table:table-cell>
          <table:table-cell table:style-name="ce11" office:value-type="string" calcext:value-type="string">
            <text:p>400 bad request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3,</text:p>
            <text:p>"clientDeliveryCost": 0</text:p>
          </table:table-cell>
          <table:table-cell table:style-name="ce17" office:value-type="string" calcext:value-type="string">
            <text:p>REPROVADO</text:p>
          </table:table-cell>
          <table:table-cell table:style-name="ce28" office:value-type="string" calcext:value-type="string">
            <text:p><text:a xlink:href="https://agiovanacosta98-1714968545028.atlassian.net/browse/SPRN-57?atlOrigin=eyJpIjoiZDZjNGU5ZmI0YzVjNGNkZmIyNjkwMmQ4YjZhMTRjMjkiLCJwIjoiaiJ9" xlink:type="simple">https://agiovanacosta98-1714968545028.atlassian.net/browse/SPRN-57?atlOrigin=eyJpIjoiZDZjNGU5ZmI0YzVjNGNkZmIyNjkwMmQ4YjZhMTRjMjkiLCJwIjoiaiJ9</text:a></text:p>
          </table:table-cell>
          <table:table-cell table:style-name="ce25"/>
          <table:table-cell table:style-name="ce8" table:number-columns-repeated="16"/>
          <table:table-cell table:style-name="ce9"/>
          <table:table-cell table:number-columns-repeated="998"/>
        </table:table-row>
        <table:table-row table:style-name="ro42">
          <table:table-cell table:style-name="ce4" office:value-type="float" office:value="60" calcext:value-type="float">
            <text:p>60</text:p>
          </table:table-cell>
          <table:table-cell table:style-name="ce11" office:value-type="string" calcext:value-type="string">
            <text:p>Enviar requisição POST para validar o custo de entrega 3</text:p>
          </table:table-cell>
          <table:table-cell table:style-name="ce11" office:value-type="string" calcext:value-type="string">
            <text:p>1. Envie uma solicitação POST para /order-and-go/v1/delivery</text:p>
          </table:table-cell>
          <table:table-cell table:style-name="ce11" office:value-type="string" calcext:value-type="string">
            <text:p>{</text:p>
            <text:p>    "deliveryTime": 8,</text:p>
            <text:p>    "productsCount": 1,</text:p>
            <text:p>    "productsWeight": 1264156465641516</text:p>
            <text:p>}</text:p>
          </table:table-cell>
          <table:table-cell table:style-name="ce11" office:value-type="string" calcext:value-type="string">
            <text:p>400 bad request</text:p>
          </table:table-cell>
          <table:table-cell table:style-name="ce11" office:value-type="string" calcext:value-type="string">
            <text:p>200 OK </text:p>
            <text:p> "isItPossibleToDeliver": true,</text:p>
            <text:p>    "hostDeliveryCost": 5,</text:p>
            <text:p>"clientDeliveryCost": 5</text:p>
          </table:table-cell>
          <table:table-cell table:style-name="ce17" office:value-type="string" calcext:value-type="string">
            <text:p>REPROVADO</text:p>
          </table:table-cell>
          <table:table-cell table:style-name="ce28" office:value-type="string" calcext:value-type="string">
            <text:p><text:a xlink:href="https://agiovanacosta98-1714968545028.atlassian.net/browse/SPRN-58?atlOrigin=eyJpIjoiMjI4OGNjNWM5YzkyNDZlNzg2Mjc2MTdmZWIxYWZjMjAiLCJwIjoiaiJ9" xlink:type="simple">https://agiovanacosta98-1714968545028.atlassian.net/browse/SPRN-58?atlOrigin=eyJpIjoiMjI4OGNjNWM5YzkyNDZlNzg2Mjc2MTdmZWIxYWZjMjAiLCJwIjoiaiJ9</text:a></text:p>
          </table:table-cell>
          <table:table-cell table:style-name="ce25"/>
          <table:table-cell table:style-name="ce8" table:number-columns-repeated="16"/>
          <table:table-cell table:style-name="ce9"/>
          <table:table-cell table:number-columns-repeated="998"/>
        </table:table-row>
        <table:table-row table:style-name="ro2" table:number-rows-repeated="168">
          <table:table-cell table:style-name="ce8" table:number-columns-repeated="25"/>
          <table:table-cell table:style-name="ce9"/>
          <table:table-cell table:number-columns-repeated="998"/>
        </table:table-row>
        <table:table-row table:style-name="ro2" table:number-rows-repeated="780">
          <table:table-cell table:style-name="ce9" table:number-columns-repeated="26"/>
          <table:table-cell table:number-columns-repeated="998"/>
        </table:table-row>
        <table:table-row table:style-name="ro43" table:number-rows-repeated="1047558">
          <table:table-cell table:number-columns-repeated="1024"/>
        </table:table-row>
        <table:table-row table:style-name="ro4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mbria" svg:font-family="Cambria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65" meta:object-count="0"/>
    <meta:generator>Trio_Office/6.2.8.2$Windows_x86 LibreOffice_project/</meta:generator>
  </office:meta>
</office:document-meta>
</file>